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37.66mm" svg:height="189.93mm" svg:x="203.36mm" svg:y="198.45mm">
            <draw:object draw:notify-on-update-of-ranges="Feuille1.A3:Feuille1.A64 Feuille1.C3:Feuille1.C64 Feuille1.G3:Feuille1.G64 Feuille1.A3:Feuille1.A64 Feuille1.A3:Feuille1.A64 Feuille1.E3:Feuille1.E64 Feuille1.F3:Feuille1.F64 Feuille1.A3:Feuille1.A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8.25mm" svg:height="190.26mm" svg:x="203.2mm" svg:y="4.53mm">
            <draw:object draw:notify-on-update-of-ranges="Feuille1.A3:Feuille1.A64 Feuille1.C3:Feuille1.C64 Feuille1.A3:Feuille1.A64 Feuille1.D3:Feuille1.D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 table:style-name="ce1" table:formula="of:=MIN([.B$1:.B$1048576])" office:value-type="float" office:value="-743.0853991" calcext:value-type="float">
            <text:p>-7,43E+02</text:p>
          </table:table-cell>
          <table:table-cell table:style-name="ce1" table:formula="of:=MAX([.B$1:.B$1048576])" office:value-type="float" office:value="217.5146009" calcext:value-type="float">
            <text:p>2,18E+02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0.7628524046" calcext:value-type="float">
            <text:p>7,63E-01</text:p>
          </table:table-cell>
          <table:table-cell office:value-type="float" office:value="217.5146009" calcext:value-type="float">
            <text:p>2,18E+02</text:p>
          </table:table-cell>
          <table:table-cell table:formula="of:=([.B3]-[.$C$1])/([.$D$1]-[.$C$1])*([.$F$1]-[.$G$1])+[.$G$1]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960199005" calcext:value-type="float">
            <text:p>7,96E-01</text:p>
          </table:table-cell>
          <table:table-cell office:value-type="float" office:value="154.5620574" calcext:value-type="float">
            <text:p>1,55E+02</text:p>
          </table:table-cell>
          <table:table-cell table:formula="of:=([.B4]-[.$C$1])/([.$D$1]-[.$C$1])*([.$F$1]-[.$G$1])+[.$G$1]" office:value-type="float" office:value="1.32135847158026" calcext:value-type="float">
            <text:p>1,32135847158026</text:p>
          </table:table-cell>
          <table:table-cell table:formula="of:=([.C4]-[.C3])/([.A4]-[.A3])" office:value-type="float" office:value="-2.3710420785712" calcext:value-type="float">
            <text:p>-2,3710420785712</text:p>
          </table:table-cell>
          <table:table-cell table:number-columns-repeated="3"/>
        </table:table-row>
        <table:table-row table:style-name="ro1">
          <table:table-cell office:value-type="float" office:value="0.8291873964" calcext:value-type="float">
            <text:p>8,29E-01</text:p>
          </table:table-cell>
          <table:table-cell office:value-type="float" office:value="67.74524293" calcext:value-type="float">
            <text:p>6,77E+01</text:p>
          </table:table-cell>
          <table:table-cell table:formula="of:=([.B5]-[.$C$1])/([.$D$1]-[.$C$1])*([.$F$1]-[.$G$1])+[.$G$1]" office:value-type="float" office:value="1.21290523676452" calcext:value-type="float">
            <text:p>1,21290523676452</text:p>
          </table:table-cell>
          <table:table-cell table:formula="of:=([.C5]-[.C4])/([.A5]-[.A4])" office:value-type="float" office:value="-3.2698650251658" calcext:value-type="float">
            <text:p>-3,2698650251658</text:p>
          </table:table-cell>
          <table:table-cell table:number-columns-repeated="3"/>
        </table:table-row>
        <table:table-row table:style-name="ro1">
          <table:table-cell office:value-type="float" office:value="0.8623548922" calcext:value-type="float">
            <text:p>8,62E-01</text:p>
          </table:table-cell>
          <table:table-cell office:value-type="float" office:value="-39.99611049" calcext:value-type="float">
            <text:p>-4,00E+01</text:p>
          </table:table-cell>
          <table:table-cell table:formula="of:=([.B6]-[.$C$1])/([.$D$1]-[.$C$1])*([.$F$1]-[.$G$1])+[.$G$1]" office:value-type="float" office:value="1.07831266534666" calcext:value-type="float">
            <text:p>1,07831266534666</text:p>
          </table:table-cell>
          <table:table-cell table:formula="of:=([.C6]-[.C5])/([.A6]-[.A5])" office:value-type="float" office:value="-4.05796603486309" calcext:value-type="float">
            <text:p>-4,05796603486309</text:p>
          </table:table-cell>
          <table:table-cell table:number-columns-repeated="3"/>
        </table:table-row>
        <table:table-row table:style-name="ro1">
          <table:table-cell office:value-type="float" office:value="0.8955223881" calcext:value-type="float">
            <text:p>8,96E-01</text:p>
          </table:table-cell>
          <table:table-cell office:value-type="float" office:value="-136.0944139" calcext:value-type="float">
            <text:p>-1,36E+02</text:p>
          </table:table-cell>
          <table:table-cell table:formula="of:=([.B7]-[.$C$1])/([.$D$1]-[.$C$1])*([.$F$1]-[.$G$1])+[.$G$1]" office:value-type="float" office:value="0.958264815990006" calcext:value-type="float">
            <text:p>0,958264815990006</text:p>
          </table:table-cell>
          <table:table-cell table:formula="of:=([.C7]-[.C6])/([.A7]-[.A6])" office:value-type="float" office:value="-3.61944265309012" calcext:value-type="float">
            <text:p>-3,61944265309012</text:p>
          </table:table-cell>
          <table:table-cell table:number-columns-repeated="3"/>
        </table:table-row>
        <table:table-row table:style-name="ro1">
          <table:table-cell office:value-type="float" office:value="0.9286898839" calcext:value-type="float">
            <text:p>9,29E-01</text:p>
          </table:table-cell>
          <table:table-cell office:value-type="float" office:value="-264.1518665" calcext:value-type="float">
            <text:p>-2,64E+02</text:p>
          </table:table-cell>
          <table:table-cell table:formula="of:=([.B8]-[.$C$1])/([.$D$1]-[.$C$1])*([.$F$1]-[.$G$1])+[.$G$1]" office:value-type="float" office:value="0.798292982635853" calcext:value-type="float">
            <text:p>0,798292982635853</text:p>
          </table:table-cell>
          <table:table-cell table:formula="of:=([.C8]-[.C7])/([.A8]-[.A7])" office:value-type="float" office:value="-4.82315078348948" calcext:value-type="float">
            <text:p>-4,82315078348948</text:p>
          </table:table-cell>
          <table:table-cell table:number-columns-repeated="3"/>
        </table:table-row>
        <table:table-row table:style-name="ro1">
          <table:table-cell office:value-type="float" office:value="0.9618573798" calcext:value-type="float">
            <text:p>9,62E-01</text:p>
          </table:table-cell>
          <table:table-cell office:value-type="float" office:value="-387.1542466" calcext:value-type="float">
            <text:p>-3,87E+02</text:p>
          </table:table-cell>
          <table:table-cell table:formula="of:=([.B9]-[.$C$1])/([.$D$1]-[.$C$1])*([.$F$1]-[.$G$1])+[.$G$1]" office:value-type="float" office:value="0.644636043098064" calcext:value-type="float">
            <text:p>0,644636043098064</text:p>
          </table:table-cell>
          <table:table-cell table:formula="of:=([.C9]-[.C8])/([.A9]-[.A8])" office:value-type="float" office:value="-4.63275672064795" calcext:value-type="float">
            <text:p>-4,63275672064795</text:p>
          </table:table-cell>
          <table:table-cell table:number-columns-repeated="3"/>
        </table:table-row>
        <table:table-row table:style-name="ro1">
          <table:table-cell office:value-type="float" office:value="0.9950248756" calcext:value-type="float">
            <text:p>9,95E-01</text:p>
          </table:table-cell>
          <table:table-cell office:value-type="float" office:value="-484.7065415" calcext:value-type="float">
            <text:p>-4,85E+02</text:p>
          </table:table-cell>
          <table:table-cell table:formula="of:=([.B10]-[.$C$1])/([.$D$1]-[.$C$1])*([.$F$1]-[.$G$1])+[.$G$1]" office:value-type="float" office:value="0.52277183960025" calcext:value-type="float">
            <text:p>0,52277183960025</text:p>
          </table:table-cell>
          <table:table-cell table:formula="of:=([.C10]-[.C9])/([.A10]-[.A9])" office:value-type="float" office:value="-3.67420574144804" calcext:value-type="float">
            <text:p>-3,67420574144804</text:p>
          </table:table-cell>
          <table:table-cell table:number-columns-repeated="3"/>
        </table:table-row>
        <table:table-row table:style-name="ro1">
          <table:table-cell office:value-type="float" office:value="1.028192371" calcext:value-type="float">
            <text:p>1,03E+00</text:p>
          </table:table-cell>
          <table:table-cell office:value-type="float" office:value="-584.5973886" calcext:value-type="float">
            <text:p>-5,85E+02</text:p>
          </table:table-cell>
          <table:table-cell table:formula="of:=([.B11]-[.$C$1])/([.$D$1]-[.$C$1])*([.$F$1]-[.$G$1])+[.$G$1]" office:value-type="float" office:value="0.397986271705184" calcext:value-type="float">
            <text:p>0,397986271705184</text:p>
          </table:table-cell>
          <table:table-cell table:formula="of:=([.C11]-[.C10])/([.A11]-[.A10])" office:value-type="float" office:value="-3.76228492354191" calcext:value-type="float">
            <text:p>-3,76228492354191</text:p>
          </table:table-cell>
          <table:table-cell table:number-columns-repeated="3"/>
        </table:table-row>
        <table:table-row table:style-name="ro1">
          <table:table-cell office:value-type="float" office:value="1.061359867" calcext:value-type="float">
            <text:p>1,06E+00</text:p>
          </table:table-cell>
          <table:table-cell office:value-type="float" office:value="-726.0853991" calcext:value-type="float">
            <text:p>-7,26E+02</text:p>
          </table:table-cell>
          <table:table-cell table:formula="of:=([.B12]-[.$C$1])/([.$D$1]-[.$C$1])*([.$F$1]-[.$G$1])+[.$G$1]" office:value-type="float" office:value="0.221236727045597" calcext:value-type="float">
            <text:p>0,221236727045597</text:p>
          </table:table-cell>
          <table:table-cell table:formula="of:=([.C12]-[.C11])/([.A12]-[.A11])" office:value-type="float" office:value="-5.32899874803899" calcext:value-type="float">
            <text:p>-5,32899874803899</text:p>
          </table:table-cell>
          <table:table-cell table:number-columns-repeated="3"/>
        </table:table-row>
        <table:table-row table:style-name="ro1">
          <table:table-cell office:value-type="float" office:value="1.094527363" calcext:value-type="float">
            <text:p>1,09E+00</text:p>
          </table:table-cell>
          <table:table-cell office:value-type="float" office:value="-743.0853991" calcext:value-type="float">
            <text:p>-7,43E+02</text:p>
          </table:table-cell>
          <table:table-cell table:formula="of:=([.B13]-[.$C$1])/([.$D$1]-[.$C$1])*([.$F$1]-[.$G$1])+[.$G$1]" office:value-type="float" office:value="0.2" calcext:value-type="float">
            <text:p>0,2</text:p>
          </table:table-cell>
          <table:table-cell table:formula="of:=([.C13]-[.C12])/([.A13]-[.A12])" office:value-type="float" office:value="-0.640287317607468" calcext:value-type="float">
            <text:p>-0,640287317607468</text:p>
          </table:table-cell>
          <table:table-cell table:number-columns-repeated="3"/>
        </table:table-row>
        <table:table-row table:style-name="ro1">
          <table:table-cell office:value-type="float" office:value="1.127694859" calcext:value-type="float">
            <text:p>1,13E+00</text:p>
          </table:table-cell>
          <table:table-cell office:value-type="float" office:value="-713.2351856" calcext:value-type="float">
            <text:p>-7,13E+02</text:p>
          </table:table-cell>
          <table:table-cell table:formula="of:=([.B14]-[.$C$1])/([.$D$1]-[.$C$1])*([.$F$1]-[.$G$1])+[.$G$1]" office:value-type="float" office:value="0.237289460961899" calcext:value-type="float">
            <text:p>0,237289460961899</text:p>
          </table:table-cell>
          <table:table-cell table:formula="of:=([.C14]-[.C13])/([.A14]-[.A13])" office:value-type="float" office:value="1.12427724305443" calcext:value-type="float">
            <text:p>1,12427724305443</text:p>
          </table:table-cell>
          <table:table-cell table:number-columns-repeated="3"/>
        </table:table-row>
        <table:table-row table:style-name="ro1">
          <table:table-cell office:value-type="float" office:value="1.160862355" calcext:value-type="float">
            <text:p>1,16E+00</text:p>
          </table:table-cell>
          <table:table-cell office:value-type="float" office:value="-627.5638567" calcext:value-type="float">
            <text:p>-6,28E+02</text:p>
          </table:table-cell>
          <table:table-cell table:formula="of:=([.B15]-[.$C$1])/([.$D$1]-[.$C$1])*([.$F$1]-[.$G$1])+[.$G$1]" office:value-type="float" office:value="0.344311733166771" calcext:value-type="float">
            <text:p>0,344311733166771</text:p>
          </table:table-cell>
          <table:table-cell table:formula="of:=([.C15]-[.C14])/([.A15]-[.A14])" office:value-type="float" office:value="3.22672149277933" calcext:value-type="float">
            <text:p>3,22672149277933</text:p>
          </table:table-cell>
          <table:table-cell table:number-columns-repeated="3"/>
        </table:table-row>
        <table:table-row table:style-name="ro1">
          <table:table-cell office:value-type="float" office:value="1.194029851" calcext:value-type="float">
            <text:p>1,19E+00</text:p>
          </table:table-cell>
          <table:table-cell office:value-type="float" office:value="-498.2700577" calcext:value-type="float">
            <text:p>-4,98E+02</text:p>
          </table:table-cell>
          <table:table-cell table:formula="of:=([.B16]-[.$C$1])/([.$D$1]-[.$C$1])*([.$F$1]-[.$G$1])+[.$G$1]" office:value-type="float" office:value="0.505828034228607" calcext:value-type="float">
            <text:p>0,505828034228607</text:p>
          </table:table-cell>
          <table:table-cell table:formula="of:=([.C16]-[.C15])/([.A16]-[.A15])" office:value-type="float" office:value="4.8697164555876" calcext:value-type="float">
            <text:p>4,8697164555876</text:p>
          </table:table-cell>
          <table:table-cell table:formula="of:=[.D16]" office:value-type="float" office:value="4.8697164555876" calcext:value-type="float">
            <text:p>4,8697164555876</text:p>
          </table:table-cell>
          <table:table-cell table:number-columns-repeated="2"/>
        </table:table-row>
        <table:table-row table:style-name="ro1">
          <table:table-cell office:value-type="float" office:value="1.260364842" calcext:value-type="float">
            <text:p>1,26E+00</text:p>
          </table:table-cell>
          <table:table-cell office:value-type="float" office:value="-367.0853991" calcext:value-type="float">
            <text:p>-3,67E+02</text:p>
          </table:table-cell>
          <table:table-cell table:formula="of:=([.B17]-[.$C$1])/([.$D$1]-[.$C$1])*([.$F$1]-[.$G$1])+[.$G$1]" office:value-type="float" office:value="0.669706433479076" calcext:value-type="float">
            <text:p>0,669706433479076</text:p>
          </table:table-cell>
          <table:table-cell table:formula="of:=([.C17]-[.C16])/([.A17]-[.A16])" office:value-type="float" office:value="2.47046689507305" calcext:value-type="float">
            <text:p>2,47046689507305</text:p>
          </table:table-cell>
          <table:table-cell table:formula="of:=[.D17]" office:value-type="float" office:value="2.47046689507305" calcext:value-type="float">
            <text:p>2,47046689507305</text:p>
          </table:table-cell>
          <table:table-cell table:number-columns-repeated="2"/>
        </table:table-row>
        <table:table-row table:style-name="ro1">
          <table:table-cell office:value-type="float" office:value="1.293532338" calcext:value-type="float">
            <text:p>1,29E+00</text:p>
          </table:table-cell>
          <table:table-cell office:value-type="float" office:value="-326.8853991" calcext:value-type="float">
            <text:p>-3,27E+02</text:p>
          </table:table-cell>
          <table:table-cell table:formula="of:=([.B18]-[.$C$1])/([.$D$1]-[.$C$1])*([.$F$1]-[.$G$1])+[.$G$1]" office:value-type="float" office:value="0.719925046845721" calcext:value-type="float">
            <text:p>0,719925046845721</text:p>
          </table:table-cell>
          <table:table-cell table:formula="of:=([.C18]-[.C17])/([.A18]-[.A17])" office:value-type="float" office:value="1.51409118634238" calcext:value-type="float">
            <text:p>1,51409118634238</text:p>
          </table:table-cell>
          <table:table-cell table:formula="of:=[.D18]" office:value-type="float" office:value="1.51409118634238" calcext:value-type="float">
            <text:p>1,51409118634238</text:p>
          </table:table-cell>
          <table:table-cell table:number-columns-repeated="2"/>
        </table:table-row>
        <table:table-row table:style-name="ro1">
          <table:table-cell office:value-type="float" office:value="1.326699834" calcext:value-type="float">
            <text:p>1,33E+00</text:p>
          </table:table-cell>
          <table:table-cell office:value-type="float" office:value="-277.178134" calcext:value-type="float">
            <text:p>-2,77E+02</text:p>
          </table:table-cell>
          <table:table-cell table:formula="of:=([.B19]-[.$C$1])/([.$D$1]-[.$C$1])*([.$F$1]-[.$G$1])+[.$G$1]" office:value-type="float" office:value="0.782020318675828" calcext:value-type="float">
            <text:p>0,782020318675828</text:p>
          </table:table-cell>
          <table:table-cell table:formula="of:=([.C19]-[.C18])/([.A19]-[.A18])" office:value-type="float" office:value="1.87217243744014" calcext:value-type="float">
            <text:p>1,87217243744014</text:p>
          </table:table-cell>
          <table:table-cell table:formula="of:=[.D19]" office:value-type="float" office:value="1.87217243744014" calcext:value-type="float">
            <text:p>1,87217243744014</text:p>
          </table:table-cell>
          <table:table-cell table:number-columns-repeated="2"/>
        </table:table-row>
        <table:table-row table:style-name="ro1">
          <table:table-cell office:value-type="float" office:value="1.35986733" calcext:value-type="float">
            <text:p>1,36E+00</text:p>
          </table:table-cell>
          <table:table-cell office:value-type="float" office:value="-236.5389276" calcext:value-type="float">
            <text:p>-2,37E+02</text:p>
          </table:table-cell>
          <table:table-cell table:formula="of:=([.B20]-[.$C$1])/([.$D$1]-[.$C$1])*([.$F$1]-[.$G$1])+[.$G$1]" office:value-type="float" office:value="0.832787597126796" calcext:value-type="float">
            <text:p>0,832787597126796</text:p>
          </table:table-cell>
          <table:table-cell table:formula="of:=([.C20]-[.C19])/([.A20]-[.A19])" office:value-type="float" office:value="1.53063343856189" calcext:value-type="float">
            <text:p>1,53063343856189</text:p>
          </table:table-cell>
          <table:table-cell table:formula="of:=[.D20]" office:value-type="float" office:value="1.53063343856189" calcext:value-type="float">
            <text:p>1,53063343856189</text:p>
          </table:table-cell>
          <table:table-cell table:number-columns-repeated="2"/>
        </table:table-row>
        <table:table-row table:style-name="ro1">
          <table:table-cell office:value-type="float" office:value="1.393034826" calcext:value-type="float">
            <text:p>1,39E+00</text:p>
          </table:table-cell>
          <table:table-cell office:value-type="float" office:value="-200.9021444" calcext:value-type="float">
            <text:p>-2,01E+02</text:p>
          </table:table-cell>
          <table:table-cell table:formula="of:=([.B21]-[.$C$1])/([.$D$1]-[.$C$1])*([.$F$1]-[.$G$1])+[.$G$1]" office:value-type="float" office:value="0.877305752279825" calcext:value-type="float">
            <text:p>0,877305752279825</text:p>
          </table:table-cell>
          <table:table-cell table:formula="of:=([.C21]-[.C20])/([.A21]-[.A20])" office:value-type="float" office:value="1.34222237195806" calcext:value-type="float">
            <text:p>1,34222237195806</text:p>
          </table:table-cell>
          <table:table-cell table:formula="of:=[.D21]" office:value-type="float" office:value="1.34222237195806" calcext:value-type="float">
            <text:p>1,34222237195806</text:p>
          </table:table-cell>
          <table:table-cell table:number-columns-repeated="2"/>
        </table:table-row>
        <table:table-row table:style-name="ro1">
          <table:table-cell office:value-type="float" office:value="1.426202322" calcext:value-type="float">
            <text:p>1,43E+00</text:p>
          </table:table-cell>
          <table:table-cell office:value-type="float" office:value="-177.8526482" calcext:value-type="float">
            <text:p>-1,78E+02</text:p>
          </table:table-cell>
          <table:table-cell table:formula="of:=([.B22]-[.$C$1])/([.$D$1]-[.$C$1])*([.$F$1]-[.$G$1])+[.$G$1]" office:value-type="float" office:value="0.906099626358526" calcext:value-type="float">
            <text:p>0,906099626358526</text:p>
          </table:table-cell>
          <table:table-cell table:formula="of:=([.C22]-[.C21])/([.A22]-[.A21])" office:value-type="float" office:value="0.868135299653037" calcext:value-type="float">
            <text:p>0,868135299653037</text:p>
          </table:table-cell>
          <table:table-cell table:formula="of:=[.D22]" office:value-type="float" office:value="0.868135299653037" calcext:value-type="float">
            <text:p>0,868135299653037</text:p>
          </table:table-cell>
          <table:table-cell table:number-columns-repeated="2"/>
        </table:table-row>
        <table:table-row table:style-name="ro1">
          <table:table-cell office:value-type="float" office:value="1.459369818" calcext:value-type="float">
            <text:p>1,46E+00</text:p>
          </table:table-cell>
          <table:table-cell office:value-type="float" office:value="-160.567566" calcext:value-type="float">
            <text:p>-1,61E+02</text:p>
          </table:table-cell>
          <table:table-cell table:formula="of:=([.B23]-[.$C$1])/([.$D$1]-[.$C$1])*([.$F$1]-[.$G$1])+[.$G$1]" office:value-type="float" office:value="0.927692483572767" calcext:value-type="float">
            <text:p>0,927692483572767</text:p>
          </table:table-cell>
          <table:table-cell table:formula="of:=([.C23]-[.C22])/([.A23]-[.A22])" office:value-type="float" office:value="0.651024642144855" calcext:value-type="float">
            <text:p>0,651024642144855</text:p>
          </table:table-cell>
          <table:table-cell table:formula="of:=[.D23]" office:value-type="float" office:value="0.651024642144855" calcext:value-type="float">
            <text:p>0,651024642144855</text:p>
          </table:table-cell>
          <table:table-cell table:number-columns-repeated="2"/>
        </table:table-row>
        <table:table-row table:style-name="ro1">
          <table:table-cell office:value-type="float" office:value="1.492537313" calcext:value-type="float">
            <text:p>1,49E+00</text:p>
          </table:table-cell>
          <table:table-cell office:value-type="float" office:value="-154.7055262" calcext:value-type="float">
            <text:p>-1,55E+02</text:p>
          </table:table-cell>
          <table:table-cell table:formula="of:=([.B24]-[.$C$1])/([.$D$1]-[.$C$1])*([.$F$1]-[.$G$1])+[.$G$1]" office:value-type="float" office:value="0.93501545646471" calcext:value-type="float">
            <text:p>0,93501545646471</text:p>
          </table:table-cell>
          <table:table-cell table:formula="of:=([.C24]-[.C23])/([.A24]-[.A23])" office:value-type="float" office:value="0.220787638377351" calcext:value-type="float">
            <text:p>0,220787638377351</text:p>
          </table:table-cell>
          <table:table-cell table:formula="of:=[.D24]" office:value-type="float" office:value="0.220787638377351" calcext:value-type="float">
            <text:p>0,220787638377351</text:p>
          </table:table-cell>
          <table:table-cell table:number-columns-repeated="2"/>
        </table:table-row>
        <table:table-row table:style-name="ro1">
          <table:table-cell office:value-type="float" office:value="1.525704809" calcext:value-type="float">
            <text:p>1,53E+00</text:p>
          </table:table-cell>
          <table:table-cell office:value-type="float" office:value="-156.5215465" calcext:value-type="float">
            <text:p>-1,57E+02</text:p>
          </table:table-cell>
          <table:table-cell table:formula="of:=([.B25]-[.$C$1])/([.$D$1]-[.$C$1])*([.$F$1]-[.$G$1])+[.$G$1]" office:value-type="float" office:value="0.932746848969394" calcext:value-type="float">
            <text:p>0,932746848969394</text:p>
          </table:table-cell>
          <table:table-cell table:formula="of:=([.C25]-[.C24])/([.A25]-[.A24])" office:value-type="float" office:value="-0.0683985156828037" calcext:value-type="float">
            <text:p>-0,068398515682804</text:p>
          </table:table-cell>
          <table:table-cell table:formula="of:=[.D25]" office:value-type="float" office:value="-0.0683985156828037" calcext:value-type="float">
            <text:p>-0,068398515682804</text:p>
          </table:table-cell>
          <table:table-cell table:number-columns-repeated="2"/>
        </table:table-row>
        <table:table-row table:style-name="ro1">
          <table:table-cell office:value-type="float" office:value="1.558872305" calcext:value-type="float">
            <text:p>1,56E+00</text:p>
          </table:table-cell>
          <table:table-cell office:value-type="float" office:value="-164.4083842" calcext:value-type="float">
            <text:p>-1,64E+02</text:p>
          </table:table-cell>
          <table:table-cell table:formula="of:=([.B26]-[.$C$1])/([.$D$1]-[.$C$1])*([.$F$1]-[.$G$1])+[.$G$1]" office:value-type="float" office:value="0.922894459587758" calcext:value-type="float">
            <text:p>0,922894459587758</text:p>
          </table:table-cell>
          <table:table-cell table:formula="of:=([.C26]-[.C25])/([.A26]-[.A25])" office:value-type="float" office:value="-0.297049538549329" calcext:value-type="float">
            <text:p>-0,297049538549329</text:p>
          </table:table-cell>
          <table:table-cell table:formula="of:=[.D26]" office:value-type="float" office:value="-0.297049538549329" calcext:value-type="float">
            <text:p>-0,297049538549329</text:p>
          </table:table-cell>
          <table:table-cell table:number-columns-repeated="2"/>
        </table:table-row>
        <table:table-row table:style-name="ro1">
          <table:table-cell office:value-type="float" office:value="1.592039801" calcext:value-type="float">
            <text:p>1,59E+00</text:p>
          </table:table-cell>
          <table:table-cell office:value-type="float" office:value="-182.2874572" calcext:value-type="float">
            <text:p>-1,82E+02</text:p>
          </table:table-cell>
          <table:table-cell table:formula="of:=([.B27]-[.$C$1])/([.$D$1]-[.$C$1])*([.$F$1]-[.$G$1])+[.$G$1]" office:value-type="float" office:value="0.900559577638976" calcext:value-type="float">
            <text:p>0,900559577638976</text:p>
          </table:table-cell>
          <table:table-cell table:formula="of:=([.C27]-[.C26])/([.A27]-[.A26])" office:value-type="float" office:value="-0.673396687792825" calcext:value-type="float">
            <text:p>-0,673396687792825</text:p>
          </table:table-cell>
          <table:table-cell table:formula="of:=[.D27]" office:value-type="float" office:value="-0.673396687792825" calcext:value-type="float">
            <text:p>-0,673396687792825</text:p>
          </table:table-cell>
          <table:table-cell table:number-columns-repeated="2"/>
        </table:table-row>
        <table:table-row table:style-name="ro1">
          <table:table-cell office:value-type="float" office:value="1.625207297" calcext:value-type="float">
            <text:p>1,63E+00</text:p>
          </table:table-cell>
          <table:table-cell office:value-type="float" office:value="-214.5134341" calcext:value-type="float">
            <text:p>-2,15E+02</text:p>
          </table:table-cell>
          <table:table-cell table:formula="of:=([.B28]-[.$C$1])/([.$D$1]-[.$C$1])*([.$F$1]-[.$G$1])+[.$G$1]" office:value-type="float" office:value="0.860302267332917" calcext:value-type="float">
            <text:p>0,860302267332917</text:p>
          </table:table-cell>
          <table:table-cell table:formula="of:=([.C28]-[.C27])/([.A28]-[.A27])" office:value-type="float" office:value="-1.21375790038714" calcext:value-type="float">
            <text:p>-1,21375790038714</text:p>
          </table:table-cell>
          <table:table-cell table:formula="of:=[.D28]" office:value-type="float" office:value="-1.21375790038714" calcext:value-type="float">
            <text:p>-1,21375790038714</text:p>
          </table:table-cell>
          <table:table-cell table:number-columns-repeated="2"/>
        </table:table-row>
        <table:table-row table:style-name="ro1">
          <table:table-cell office:value-type="float" office:value="1.658374793" calcext:value-type="float">
            <text:p>1,66E+00</text:p>
          </table:table-cell>
          <table:table-cell office:value-type="float" office:value="-254.2025014" calcext:value-type="float">
            <text:p>-2,54E+02</text:p>
          </table:table-cell>
          <table:table-cell table:formula="of:=([.B29]-[.$C$1])/([.$D$1]-[.$C$1])*([.$F$1]-[.$G$1])+[.$G$1]" office:value-type="float" office:value="0.810721920924422" calcext:value-type="float">
            <text:p>0,810721920924422</text:p>
          </table:table-cell>
          <table:table-cell table:formula="of:=([.C29]-[.C28])/([.A29]-[.A28])" office:value-type="float" office:value="-1.49484743763878" calcext:value-type="float">
            <text:p>-1,49484743763878</text:p>
          </table:table-cell>
          <table:table-cell table:formula="of:=[.D29]" office:value-type="float" office:value="-1.49484743763878" calcext:value-type="float">
            <text:p>-1,49484743763878</text:p>
          </table:table-cell>
          <table:table-cell table:number-columns-repeated="2"/>
        </table:table-row>
        <table:table-row table:style-name="ro1">
          <table:table-cell office:value-type="float" office:value="1.691542289" calcext:value-type="float">
            <text:p>1,69E+00</text:p>
          </table:table-cell>
          <table:table-cell office:value-type="float" office:value="-296.2355373" calcext:value-type="float">
            <text:p>-2,96E+02</text:p>
          </table:table-cell>
          <table:table-cell table:formula="of:=([.B30]-[.$C$1])/([.$D$1]-[.$C$1])*([.$F$1]-[.$G$1])+[.$G$1]" office:value-type="float" office:value="0.758213443847595" calcext:value-type="float">
            <text:p>0,758213443847595</text:p>
          </table:table-cell>
          <table:table-cell table:formula="of:=([.C30]-[.C29])/([.A30]-[.A29])" office:value-type="float" office:value="-1.58313057690057" calcext:value-type="float">
            <text:p>-1,58313057690057</text:p>
          </table:table-cell>
          <table:table-cell table:formula="of:=[.D30]" office:value-type="float" office:value="-1.58313057690057" calcext:value-type="float">
            <text:p>-1,58313057690057</text:p>
          </table:table-cell>
          <table:table-cell table:number-columns-repeated="2"/>
        </table:table-row>
        <table:table-row table:style-name="ro1">
          <table:table-cell office:value-type="float" office:value="1.724709784" calcext:value-type="float">
            <text:p>1,72E+00</text:p>
          </table:table-cell>
          <table:table-cell office:value-type="float" office:value="-342.3776652" calcext:value-type="float">
            <text:p>-3,42E+02</text:p>
          </table:table-cell>
          <table:table-cell table:formula="of:=([.B31]-[.$C$1])/([.$D$1]-[.$C$1])*([.$F$1]-[.$G$1])+[.$G$1]" office:value-type="float" office:value="0.700571809993754" calcext:value-type="float">
            <text:p>0,700571809993754</text:p>
          </table:table-cell>
          <table:table-cell table:formula="of:=([.C31]-[.C30])/([.A31]-[.A30])" office:value-type="float" office:value="-1.73789530544412" calcext:value-type="float">
            <text:p>-1,73789530544412</text:p>
          </table:table-cell>
          <table:table-cell table:formula="of:=[.D31]" office:value-type="float" office:value="-1.73789530544412" calcext:value-type="float">
            <text:p>-1,73789530544412</text:p>
          </table:table-cell>
          <table:table-cell table:number-columns-repeated="2"/>
        </table:table-row>
        <table:table-row table:style-name="ro1">
          <table:table-cell office:value-type="float" office:value="1.75787728" calcext:value-type="float">
            <text:p>1,76E+00</text:p>
          </table:table-cell>
          <table:table-cell office:value-type="float" office:value="-396.4459936" calcext:value-type="float">
            <text:p>-3,96E+02</text:p>
          </table:table-cell>
          <table:table-cell table:formula="of:=([.B32]-[.$C$1])/([.$D$1]-[.$C$1])*([.$F$1]-[.$G$1])+[.$G$1]" office:value-type="float" office:value="0.633028613991256" calcext:value-type="float">
            <text:p>0,633028613991256</text:p>
          </table:table-cell>
          <table:table-cell table:formula="of:=([.C32]-[.C31])/([.A32]-[.A31])" office:value-type="float" office:value="-2.03642735051504" calcext:value-type="float">
            <text:p>-2,03642735051504</text:p>
          </table:table-cell>
          <table:table-cell table:formula="of:=[.D32]" office:value-type="float" office:value="-2.03642735051504" calcext:value-type="float">
            <text:p>-2,03642735051504</text:p>
          </table:table-cell>
          <table:table-cell table:number-columns-repeated="2"/>
        </table:table-row>
        <table:table-row table:style-name="ro1">
          <table:table-cell office:value-type="float" office:value="1.791044776" calcext:value-type="float">
            <text:p>1,79E+00</text:p>
          </table:table-cell>
          <table:table-cell office:value-type="float" office:value="-460.8966095" calcext:value-type="float">
            <text:p>-4,61E+02</text:p>
          </table:table-cell>
          <table:table-cell table:formula="of:=([.B33]-[.$C$1])/([.$D$1]-[.$C$1])*([.$F$1]-[.$G$1])+[.$G$1]" office:value-type="float" office:value="0.552515664709557" calcext:value-type="float">
            <text:p>0,552515664709557</text:p>
          </table:table-cell>
          <table:table-cell table:formula="of:=([.C33]-[.C32])/([.A33]-[.A32])" office:value-type="float" office:value="-2.42746541016238" calcext:value-type="float">
            <text:p>-2,42746541016238</text:p>
          </table:table-cell>
          <table:table-cell table:formula="of:=[.D33]" office:value-type="float" office:value="-2.42746541016238" calcext:value-type="float">
            <text:p>-2,42746541016238</text:p>
          </table:table-cell>
          <table:table-cell table:number-columns-repeated="2"/>
        </table:table-row>
        <table:table-row table:style-name="ro1">
          <table:table-cell office:value-type="float" office:value="1.824212272" calcext:value-type="float">
            <text:p>1,82E+00</text:p>
          </table:table-cell>
          <table:table-cell office:value-type="float" office:value="-540.4038682" calcext:value-type="float">
            <text:p>-5,40E+02</text:p>
          </table:table-cell>
          <table:table-cell table:formula="of:=([.B34]-[.$C$1])/([.$D$1]-[.$C$1])*([.$F$1]-[.$G$1])+[.$G$1]" office:value-type="float" office:value="0.453193667582761" calcext:value-type="float">
            <text:p>0,453193667582761</text:p>
          </table:table-cell>
          <table:table-cell table:formula="of:=([.C34]-[.C33])/([.A34]-[.A33])" office:value-type="float" office:value="-2.99455820019685" calcext:value-type="float">
            <text:p>-2,99455820019685</text:p>
          </table:table-cell>
          <table:table-cell table:formula="of:=[.D34]" office:value-type="float" office:value="-2.99455820019685" calcext:value-type="float">
            <text:p>-2,99455820019685</text:p>
          </table:table-cell>
          <table:table-cell table:number-columns-repeated="2"/>
        </table:table-row>
        <table:table-row table:style-name="ro1">
          <table:table-cell office:value-type="float" office:value="1.857379768" calcext:value-type="float">
            <text:p>1,86E+00</text:p>
          </table:table-cell>
          <table:table-cell office:value-type="float" office:value="-630.1996942" calcext:value-type="float">
            <text:p>-6,30E+02</text:p>
          </table:table-cell>
          <table:table-cell table:formula="of:=([.B35]-[.$C$1])/([.$D$1]-[.$C$1])*([.$F$1]-[.$G$1])+[.$G$1]" office:value-type="float" office:value="0.341018994253592" calcext:value-type="float">
            <text:p>0,341018994253592</text:p>
          </table:table-cell>
          <table:table-cell table:formula="of:=([.C35]-[.C34])/([.A35]-[.A34])" office:value-type="float" office:value="-3.38206638599337" calcext:value-type="float">
            <text:p>-3,38206638599337</text:p>
          </table:table-cell>
          <table:table-cell table:formula="of:=[.D35]" office:value-type="float" office:value="-3.38206638599337" calcext:value-type="float">
            <text:p>-3,38206638599337</text:p>
          </table:table-cell>
          <table:table-cell table:number-columns-repeated="2"/>
        </table:table-row>
        <table:table-row table:style-name="ro1">
          <table:table-cell office:value-type="float" office:value="1.890547264" calcext:value-type="float">
            <text:p>1,89E+00</text:p>
          </table:table-cell>
          <table:table-cell office:value-type="float" office:value="-733.9993309" calcext:value-type="float">
            <text:p>-7,34E+02</text:p>
          </table:table-cell>
          <table:table-cell table:formula="of:=([.B36]-[.$C$1])/([.$D$1]-[.$C$1])*([.$F$1]-[.$G$1])+[.$G$1]" office:value-type="float" office:value="0.211350491193004" calcext:value-type="float">
            <text:p>0,211350491193004</text:p>
          </table:table-cell>
          <table:table-cell table:formula="of:=([.C36]-[.C35])/([.A36]-[.A35])" office:value-type="float" office:value="-3.90950535007487" calcext:value-type="float">
            <text:p>-3,90950535007487</text:p>
          </table:table-cell>
          <table:table-cell table:formula="of:=[.D36]" office:value-type="float" office:value="-3.90950535007487" calcext:value-type="float">
            <text:p>-3,90950535007487</text:p>
          </table:table-cell>
          <table:table-cell table:number-columns-repeated="2"/>
        </table:table-row>
        <table:table-row table:style-name="ro1">
          <table:table-cell office:value-type="float" office:value="1.990049751" calcext:value-type="float">
            <text:p>1,99E+00</text:p>
          </table:table-cell>
          <table:table-cell office:value-type="float" office:value="-708.1446521" calcext:value-type="float">
            <text:p>-7,08E+02</text:p>
          </table:table-cell>
          <table:table-cell table:formula="of:=([.B37]-[.$C$1])/([.$D$1]-[.$C$1])*([.$F$1]-[.$G$1])+[.$G$1]" office:value-type="float" office:value="0.243648653341661" calcext:value-type="float">
            <text:p>0,243648653341661</text:p>
          </table:table-cell>
          <table:table-cell table:formula="of:=([.C37]-[.C36])/([.A37]-[.A36])" office:value-type="float" office:value="0.324596531427974" calcext:value-type="float">
            <text:p>0,324596531427974</text:p>
          </table:table-cell>
          <table:table-cell table:number-columns-repeated="3"/>
        </table:table-row>
        <table:table-row table:style-name="ro1">
          <table:table-cell office:value-type="float" office:value="2.023217247" calcext:value-type="float">
            <text:p>2,02E+00</text:p>
          </table:table-cell>
          <table:table-cell office:value-type="float" office:value="-667.8853991" calcext:value-type="float">
            <text:p>-6,68E+02</text:p>
          </table:table-cell>
          <table:table-cell table:formula="of:=([.B38]-[.$C$1])/([.$D$1]-[.$C$1])*([.$F$1]-[.$G$1])+[.$G$1]" office:value-type="float" office:value="0.293941286695815" calcext:value-type="float">
            <text:p>0,293941286695815</text:p>
          </table:table-cell>
          <table:table-cell table:formula="of:=([.C38]-[.C37])/([.A38]-[.A37])" office:value-type="float" office:value="1.51632288895591" calcext:value-type="float">
            <text:p>1,51632288895591</text:p>
          </table:table-cell>
          <table:table-cell table:number-columns-repeated="3"/>
        </table:table-row>
        <table:table-row table:style-name="ro1">
          <table:table-cell office:value-type="float" office:value="2.056384743" calcext:value-type="float">
            <text:p>2,06E+00</text:p>
          </table:table-cell>
          <table:table-cell office:value-type="float" office:value="-597.5663406" calcext:value-type="float">
            <text:p>-5,98E+02</text:p>
          </table:table-cell>
          <table:table-cell table:formula="of:=([.B39]-[.$C$1])/([.$D$1]-[.$C$1])*([.$F$1]-[.$G$1])+[.$G$1]" office:value-type="float" office:value="0.381785207370394" calcext:value-type="float">
            <text:p>0,381785207370394</text:p>
          </table:table-cell>
          <table:table-cell table:formula="of:=([.C39]-[.C38])/([.A39]-[.A38])" office:value-type="float" office:value="2.64849419668514" calcext:value-type="float">
            <text:p>2,64849419668514</text:p>
          </table:table-cell>
          <table:table-cell/>
          <table:table-cell table:formula="of:=[.D39]" office:value-type="float" office:value="2.64849419668514" calcext:value-type="float">
            <text:p>2,64849419668514</text:p>
          </table:table-cell>
          <table:table-cell/>
        </table:table-row>
        <table:table-row table:style-name="ro1">
          <table:table-cell office:value-type="float" office:value="2.122719735" calcext:value-type="float">
            <text:p>2,12E+00</text:p>
          </table:table-cell>
          <table:table-cell office:value-type="float" office:value="-524.4607156" calcext:value-type="float">
            <text:p>-5,24E+02</text:p>
          </table:table-cell>
          <table:table-cell table:formula="of:=([.B40]-[.$C$1])/([.$D$1]-[.$C$1])*([.$F$1]-[.$G$1])+[.$G$1]" office:value-type="float" office:value="0.473110160524672" calcext:value-type="float">
            <text:p>0,473110160524672</text:p>
          </table:table-cell>
          <table:table-cell table:formula="of:=([.C40]-[.C39])/([.A40]-[.A39])" office:value-type="float" office:value="1.37672366274317" calcext:value-type="float">
            <text:p>1,37672366274317</text:p>
          </table:table-cell>
          <table:table-cell/>
          <table:table-cell table:formula="of:=[.D40]" office:value-type="float" office:value="1.37672366274317" calcext:value-type="float">
            <text:p>1,37672366274317</text:p>
          </table:table-cell>
          <table:table-cell/>
        </table:table-row>
        <table:table-row table:style-name="ro1">
          <table:table-cell office:value-type="float" office:value="2.155887231" calcext:value-type="float">
            <text:p>2,16E+00</text:p>
          </table:table-cell>
          <table:table-cell office:value-type="float" office:value="-500.3793126" calcext:value-type="float">
            <text:p>-5,00E+02</text:p>
          </table:table-cell>
          <table:table-cell table:formula="of:=([.B41]-[.$C$1])/([.$D$1]-[.$C$1])*([.$F$1]-[.$G$1])+[.$G$1]" office:value-type="float" office:value="0.503193112429732" calcext:value-type="float">
            <text:p>0,503193112429732</text:p>
          </table:table-cell>
          <table:table-cell table:formula="of:=([.C41]-[.C40])/([.A41]-[.A40])" office:value-type="float" office:value="0.907000995946739" calcext:value-type="float">
            <text:p>0,907000995946739</text:p>
          </table:table-cell>
          <table:table-cell/>
          <table:table-cell table:formula="of:=[.D41]" office:value-type="float" office:value="0.907000995946739" calcext:value-type="float">
            <text:p>0,907000995946739</text:p>
          </table:table-cell>
          <table:table-cell/>
        </table:table-row>
        <table:table-row table:style-name="ro1">
          <table:table-cell office:value-type="float" office:value="2.189054726" calcext:value-type="float">
            <text:p>2,19E+00</text:p>
          </table:table-cell>
          <table:table-cell office:value-type="float" office:value="-483.8065149" calcext:value-type="float">
            <text:p>-4,84E+02</text:p>
          </table:table-cell>
          <table:table-cell table:formula="of:=([.B42]-[.$C$1])/([.$D$1]-[.$C$1])*([.$F$1]-[.$G$1])+[.$G$1]" office:value-type="float" office:value="0.52389617014366" calcext:value-type="float">
            <text:p>0,52389617014366</text:p>
          </table:table-cell>
          <table:table-cell table:formula="of:=([.C42]-[.C41])/([.A42]-[.A41])" office:value-type="float" office:value="0.624197206148022" calcext:value-type="float">
            <text:p>0,624197206148022</text:p>
          </table:table-cell>
          <table:table-cell/>
          <table:table-cell table:formula="of:=[.D42]" office:value-type="float" office:value="0.624197206148022" calcext:value-type="float">
            <text:p>0,624197206148022</text:p>
          </table:table-cell>
          <table:table-cell/>
        </table:table-row>
        <table:table-row table:style-name="ro1">
          <table:table-cell office:value-type="float" office:value="2.222222222" calcext:value-type="float">
            <text:p>2,22E+00</text:p>
          </table:table-cell>
          <table:table-cell office:value-type="float" office:value="-475.7105935" calcext:value-type="float">
            <text:p>-4,76E+02</text:p>
          </table:table-cell>
          <table:table-cell table:formula="of:=([.B43]-[.$C$1])/([.$D$1]-[.$C$1])*([.$F$1]-[.$G$1])+[.$G$1]" office:value-type="float" office:value="0.534009750905684" calcext:value-type="float">
            <text:p>0,534009750905684</text:p>
          </table:table-cell>
          <table:table-cell table:formula="of:=([.C43]-[.C42])/([.A43]-[.A42])" office:value-type="float" office:value="0.304924458633349" calcext:value-type="float">
            <text:p>0,304924458633349</text:p>
          </table:table-cell>
          <table:table-cell/>
          <table:table-cell table:formula="of:=[.D43]" office:value-type="float" office:value="0.304924458633349" calcext:value-type="float">
            <text:p>0,304924458633349</text:p>
          </table:table-cell>
          <table:table-cell/>
        </table:table-row>
        <table:table-row table:style-name="ro1">
          <table:table-cell office:value-type="float" office:value="2.255389718" calcext:value-type="float">
            <text:p>2,26E+00</text:p>
          </table:table-cell>
          <table:table-cell office:value-type="float" office:value="-474.8566587" calcext:value-type="float">
            <text:p>-4,75E+02</text:p>
          </table:table-cell>
          <table:table-cell table:formula="of:=([.B44]-[.$C$1])/([.$D$1]-[.$C$1])*([.$F$1]-[.$G$1])+[.$G$1]" office:value-type="float" office:value="0.535076502685821" calcext:value-type="float">
            <text:p>0,535076502685821</text:p>
          </table:table-cell>
          <table:table-cell table:formula="of:=([.C44]-[.C43])/([.A44]-[.A43])" office:value-type="float" office:value="0.0321625660296267" calcext:value-type="float">
            <text:p>0,032162566029627</text:p>
          </table:table-cell>
          <table:table-cell/>
          <table:table-cell table:formula="of:=[.D44]" office:value-type="float" office:value="0.0321625660296267" calcext:value-type="float">
            <text:p>0,032162566029627</text:p>
          </table:table-cell>
          <table:table-cell/>
        </table:table-row>
        <table:table-row table:style-name="ro1">
          <table:table-cell office:value-type="float" office:value="2.288557214" calcext:value-type="float">
            <text:p>2,29E+00</text:p>
          </table:table-cell>
          <table:table-cell office:value-type="float" office:value="-482.5009412" calcext:value-type="float">
            <text:p>-4,83E+02</text:p>
          </table:table-cell>
          <table:table-cell table:formula="of:=([.B45]-[.$C$1])/([.$D$1]-[.$C$1])*([.$F$1]-[.$G$1])+[.$G$1]" office:value-type="float" office:value="0.525527117926296" calcext:value-type="float">
            <text:p>0,525527117926296</text:p>
          </table:table-cell>
          <table:table-cell table:formula="of:=([.C45]-[.C44])/([.A45]-[.A44])" office:value-type="float" office:value="-0.287913949232863" calcext:value-type="float">
            <text:p>-0,287913949232863</text:p>
          </table:table-cell>
          <table:table-cell/>
          <table:table-cell table:formula="of:=[.D45]" office:value-type="float" office:value="-0.287913949232863" calcext:value-type="float">
            <text:p>-0,287913949232863</text:p>
          </table:table-cell>
          <table:table-cell/>
        </table:table-row>
        <table:table-row table:style-name="ro1">
          <table:table-cell office:value-type="float" office:value="2.32172471" calcext:value-type="float">
            <text:p>2,32E+00</text:p>
          </table:table-cell>
          <table:table-cell office:value-type="float" office:value="-498.5411255" calcext:value-type="float">
            <text:p>-4,99E+02</text:p>
          </table:table-cell>
          <table:table-cell table:formula="of:=([.B46]-[.$C$1])/([.$D$1]-[.$C$1])*([.$F$1]-[.$G$1])+[.$G$1]" office:value-type="float" office:value="0.505489411118051" calcext:value-type="float">
            <text:p>0,505489411118051</text:p>
          </table:table-cell>
          <table:table-cell table:formula="of:=([.C46]-[.C45])/([.A46]-[.A45])" office:value-type="float" office:value="-0.604136857610383" calcext:value-type="float">
            <text:p>-0,604136857610383</text:p>
          </table:table-cell>
          <table:table-cell/>
          <table:table-cell table:formula="of:=[.D46]" office:value-type="float" office:value="-0.604136857610383" calcext:value-type="float">
            <text:p>-0,604136857610383</text:p>
          </table:table-cell>
          <table:table-cell/>
        </table:table-row>
        <table:table-row table:style-name="ro1">
          <table:table-cell office:value-type="float" office:value="2.354892206" calcext:value-type="float">
            <text:p>2,35E+00</text:p>
          </table:table-cell>
          <table:table-cell office:value-type="float" office:value="-522.7256546" calcext:value-type="float">
            <text:p>-5,23E+02</text:p>
          </table:table-cell>
          <table:table-cell table:formula="of:=([.B47]-[.$C$1])/([.$D$1]-[.$C$1])*([.$F$1]-[.$G$1])+[.$G$1]" office:value-type="float" office:value="0.475277632104934" calcext:value-type="float">
            <text:p>0,475277632104934</text:p>
          </table:table-cell>
          <table:table-cell table:formula="of:=([.C47]-[.C46])/([.A47]-[.A46])" office:value-type="float" office:value="-0.910885133237567" calcext:value-type="float">
            <text:p>-0,910885133237567</text:p>
          </table:table-cell>
          <table:table-cell/>
          <table:table-cell table:formula="of:=[.D47]" office:value-type="float" office:value="-0.910885133237567" calcext:value-type="float">
            <text:p>-0,910885133237567</text:p>
          </table:table-cell>
          <table:table-cell/>
        </table:table-row>
        <table:table-row table:style-name="ro1">
          <table:table-cell office:value-type="float" office:value="2.388059701" calcext:value-type="float">
            <text:p>2,39E+00</text:p>
          </table:table-cell>
          <table:table-cell office:value-type="float" office:value="-554.8684416" calcext:value-type="float">
            <text:p>-5,55E+02</text:p>
          </table:table-cell>
          <table:table-cell table:formula="of:=([.B48]-[.$C$1])/([.$D$1]-[.$C$1])*([.$F$1]-[.$G$1])+[.$G$1]" office:value-type="float" office:value="0.435124244222361" calcext:value-type="float">
            <text:p>0,435124244222361</text:p>
          </table:table-cell>
          <table:table-cell table:formula="of:=([.C48]-[.C47])/([.A48]-[.A47])" office:value-type="float" office:value="-1.21062467583318" calcext:value-type="float">
            <text:p>-1,21062467583318</text:p>
          </table:table-cell>
          <table:table-cell/>
          <table:table-cell table:formula="of:=[.D48]" office:value-type="float" office:value="-1.21062467583318" calcext:value-type="float">
            <text:p>-1,21062467583318</text:p>
          </table:table-cell>
          <table:table-cell/>
        </table:table-row>
        <table:table-row table:style-name="ro1">
          <table:table-cell office:value-type="float" office:value="2.421227197" calcext:value-type="float">
            <text:p>2,42E+00</text:p>
          </table:table-cell>
          <table:table-cell office:value-type="float" office:value="-592.9190156" calcext:value-type="float">
            <text:p>-5,93E+02</text:p>
          </table:table-cell>
          <table:table-cell table:formula="of:=([.B49]-[.$C$1])/([.$D$1]-[.$C$1])*([.$F$1]-[.$G$1])+[.$G$1]" office:value-type="float" office:value="0.387590735165522" calcext:value-type="float">
            <text:p>0,387590735165522</text:p>
          </table:table-cell>
          <table:table-cell table:formula="of:=([.C49]-[.C48])/([.A49]-[.A48])" office:value-type="float" office:value="-1.43313529175791" calcext:value-type="float">
            <text:p>-1,43313529175791</text:p>
          </table:table-cell>
          <table:table-cell/>
          <table:table-cell table:formula="of:=[.D49]" office:value-type="float" office:value="-1.43313529175791" calcext:value-type="float">
            <text:p>-1,43313529175791</text:p>
          </table:table-cell>
          <table:table-cell/>
        </table:table-row>
        <table:table-row table:style-name="ro1">
          <table:table-cell office:value-type="float" office:value="2.454394693" calcext:value-type="float">
            <text:p>2,45E+00</text:p>
          </table:table-cell>
          <table:table-cell office:value-type="float" office:value="-640.132802" calcext:value-type="float">
            <text:p>-6,40E+02</text:p>
          </table:table-cell>
          <table:table-cell table:formula="of:=([.B50]-[.$C$1])/([.$D$1]-[.$C$1])*([.$F$1]-[.$G$1])+[.$G$1]" office:value-type="float" office:value="0.328610364896939" calcext:value-type="float">
            <text:p>0,328610364896939</text:p>
          </table:table-cell>
          <table:table-cell table:formula="of:=([.C50]-[.C49])/([.A50]-[.A49])" office:value-type="float" office:value="-1.7782581557734" calcext:value-type="float">
            <text:p>-1,7782581557734</text:p>
          </table:table-cell>
          <table:table-cell/>
          <table:table-cell table:formula="of:=[.D50]" office:value-type="float" office:value="-1.7782581557734" calcext:value-type="float">
            <text:p>-1,7782581557734</text:p>
          </table:table-cell>
          <table:table-cell/>
        </table:table-row>
        <table:table-row table:style-name="ro1">
          <table:table-cell office:value-type="float" office:value="2.487562189" calcext:value-type="float">
            <text:p>2,49E+00</text:p>
          </table:table-cell>
          <table:table-cell office:value-type="float" office:value="-694.8333879" calcext:value-type="float">
            <text:p>-6,95E+02</text:p>
          </table:table-cell>
          <table:table-cell table:formula="of:=([.B51]-[.$C$1])/([.$D$1]-[.$C$1])*([.$F$1]-[.$G$1])+[.$G$1]" office:value-type="float" office:value="0.260277340662086" calcext:value-type="float">
            <text:p>0,260277340662086</text:p>
          </table:table-cell>
          <table:table-cell table:formula="of:=([.C51]-[.C50])/([.A51]-[.A50])" office:value-type="float" office:value="-2.06024067161577" calcext:value-type="float">
            <text:p>-2,06024067161577</text:p>
          </table:table-cell>
          <table:table-cell/>
          <table:table-cell table:formula="of:=[.D51]" office:value-type="float" office:value="-2.06024067161577" calcext:value-type="float">
            <text:p>-2,06024067161577</text:p>
          </table:table-cell>
          <table:table-cell/>
        </table:table-row>
        <table:table-row table:style-name="ro1">
          <table:table-cell office:value-type="float" office:value="2.520729685" calcext:value-type="float">
            <text:p>2,52E+00</text:p>
          </table:table-cell>
          <table:table-cell office:value-type="float" office:value="-743.0853991" calcext:value-type="float">
            <text:p>-7,43E+02</text:p>
          </table:table-cell>
          <table:table-cell table:formula="of:=([.B52]-[.$C$1])/([.$D$1]-[.$C$1])*([.$F$1]-[.$G$1])+[.$G$1]" office:value-type="float" office:value="0.2" calcext:value-type="float">
            <text:p>0,2</text:p>
          </table:table-cell>
          <table:table-cell table:formula="of:=([.C52]-[.C51])/([.A52]-[.A51])" office:value-type="float" office:value="-1.81736181296551" calcext:value-type="float">
            <text:p>-1,81736181296551</text:p>
          </table:table-cell>
          <table:table-cell table:number-columns-repeated="3"/>
        </table:table-row>
        <table:table-row table:style-name="ro1">
          <table:table-cell office:value-type="float" office:value="2.587064677" calcext:value-type="float">
            <text:p>2,59E+00</text:p>
          </table:table-cell>
          <table:table-cell office:value-type="float" office:value="-743.0853991" calcext:value-type="float">
            <text:p>-7,43E+02</text:p>
          </table:table-cell>
          <table:table-cell table:formula="of:=([.B53]-[.$C$1])/([.$D$1]-[.$C$1])*([.$F$1]-[.$G$1])+[.$G$1]" office:value-type="float" office:value="0.2" calcext:value-type="float">
            <text:p>0,2</text:p>
          </table:table-cell>
          <table:table-cell table:formula="of:=([.C53]-[.C52])/([.A53]-[.A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620232172" calcext:value-type="float">
            <text:p>2,62E+00</text:p>
          </table:table-cell>
          <table:table-cell office:value-type="float" office:value="-700.2644203" calcext:value-type="float">
            <text:p>-7,00E+02</text:p>
          </table:table-cell>
          <table:table-cell table:formula="of:=([.B54]-[.$C$1])/([.$D$1]-[.$C$1])*([.$F$1]-[.$G$1])+[.$G$1]" office:value-type="float" office:value="0.253492790505934" calcext:value-type="float">
            <text:p>0,253492790505934</text:p>
          </table:table-cell>
          <table:table-cell table:formula="of:=([.C54]-[.C53])/([.A54]-[.A53])" office:value-type="float" office:value="1.61280767528369" calcext:value-type="float">
            <text:p>1,61280767528369</text:p>
          </table:table-cell>
          <table:table-cell table:number-columns-repeated="2"/>
          <table:table-cell table:formula="of:=[.D54]" office:value-type="float" office:value="1.61280767528369" calcext:value-type="float">
            <text:p>1,61280767528369</text:p>
          </table:table-cell>
        </table:table-row>
        <table:table-row table:style-name="ro1">
          <table:table-cell office:value-type="float" office:value="2.653399668" calcext:value-type="float">
            <text:p>2,65E+00</text:p>
          </table:table-cell>
          <table:table-cell office:value-type="float" office:value="-669.9774562" calcext:value-type="float">
            <text:p>-6,70E+02</text:p>
          </table:table-cell>
          <table:table-cell table:formula="of:=([.B55]-[.$C$1])/([.$D$1]-[.$C$1])*([.$F$1]-[.$G$1])+[.$G$1]" office:value-type="float" office:value="0.29132784871955" calcext:value-type="float">
            <text:p>0,29132784871955</text:p>
          </table:table-cell>
          <table:table-cell table:formula="of:=([.C55]-[.C54])/([.A55]-[.A54])" office:value-type="float" office:value="1.14072700012134" calcext:value-type="float">
            <text:p>1,14072700012134</text:p>
          </table:table-cell>
          <table:table-cell table:number-columns-repeated="2"/>
          <table:table-cell table:formula="of:=[.D55]" office:value-type="float" office:value="1.14072700012134" calcext:value-type="float">
            <text:p>1,14072700012134</text:p>
          </table:table-cell>
        </table:table-row>
        <table:table-row table:style-name="ro1">
          <table:table-cell office:value-type="float" office:value="2.686567164" calcext:value-type="float">
            <text:p>2,69E+00</text:p>
          </table:table-cell>
          <table:table-cell office:value-type="float" office:value="-644.4794399" calcext:value-type="float">
            <text:p>-6,44E+02</text:p>
          </table:table-cell>
          <table:table-cell table:formula="of:=([.B56]-[.$C$1])/([.$D$1]-[.$C$1])*([.$F$1]-[.$G$1])+[.$G$1]" office:value-type="float" office:value="0.323180461211743" calcext:value-type="float">
            <text:p>0,323180461211743</text:p>
          </table:table-cell>
          <table:table-cell table:formula="of:=([.C56]-[.C55])/([.A56]-[.A55])" office:value-type="float" office:value="0.960356262414036" calcext:value-type="float">
            <text:p>0,960356262414036</text:p>
          </table:table-cell>
          <table:table-cell table:number-columns-repeated="2"/>
          <table:table-cell table:formula="of:=[.D56]" office:value-type="float" office:value="0.960356262414036" calcext:value-type="float">
            <text:p>0,960356262414036</text:p>
          </table:table-cell>
        </table:table-row>
        <table:table-row table:style-name="ro1">
          <table:table-cell office:value-type="float" office:value="2.71973466" calcext:value-type="float">
            <text:p>2,72E+00</text:p>
          </table:table-cell>
          <table:table-cell office:value-type="float" office:value="-624.4963474" calcext:value-type="float">
            <text:p>-6,24E+02</text:p>
          </table:table-cell>
          <table:table-cell table:formula="of:=([.B57]-[.$C$1])/([.$D$1]-[.$C$1])*([.$F$1]-[.$G$1])+[.$G$1]" office:value-type="float" office:value="0.348143724797002" calcext:value-type="float">
            <text:p>0,348143724797002</text:p>
          </table:table-cell>
          <table:table-cell table:formula="of:=([.C57]-[.C56])/([.A57]-[.A56])" office:value-type="float" office:value="0.752642393783932" calcext:value-type="float">
            <text:p>0,752642393783932</text:p>
          </table:table-cell>
          <table:table-cell table:number-columns-repeated="2"/>
          <table:table-cell table:formula="of:=[.D57]" office:value-type="float" office:value="0.752642393783932" calcext:value-type="float">
            <text:p>0,752642393783932</text:p>
          </table:table-cell>
        </table:table-row>
        <table:table-row table:style-name="ro1">
          <table:table-cell office:value-type="float" office:value="2.752902156" calcext:value-type="float">
            <text:p>2,75E+00</text:p>
          </table:table-cell>
          <table:table-cell office:value-type="float" office:value="-615.8472359" calcext:value-type="float">
            <text:p>-6,16E+02</text:p>
          </table:table-cell>
          <table:table-cell table:formula="of:=([.B58]-[.$C$1])/([.$D$1]-[.$C$1])*([.$F$1]-[.$G$1])+[.$G$1]" office:value-type="float" office:value="0.358948361274204" calcext:value-type="float">
            <text:p>0,358948361274204</text:p>
          </table:table-cell>
          <table:table-cell table:formula="of:=([.C58]-[.C57])/([.A58]-[.A57])" office:value-type="float" office:value="0.325759788354289" calcext:value-type="float">
            <text:p>0,325759788354289</text:p>
          </table:table-cell>
          <table:table-cell table:number-columns-repeated="2"/>
          <table:table-cell table:formula="of:=[.D58]" office:value-type="float" office:value="0.325759788354289" calcext:value-type="float">
            <text:p>0,325759788354289</text:p>
          </table:table-cell>
        </table:table-row>
        <table:table-row table:style-name="ro1">
          <table:table-cell office:value-type="float" office:value="2.786069652" calcext:value-type="float">
            <text:p>2,79E+00</text:p>
          </table:table-cell>
          <table:table-cell office:value-type="float" office:value="-613.4061331" calcext:value-type="float">
            <text:p>-6,13E+02</text:p>
          </table:table-cell>
          <table:table-cell table:formula="of:=([.B59]-[.$C$1])/([.$D$1]-[.$C$1])*([.$F$1]-[.$G$1])+[.$G$1]" office:value-type="float" office:value="0.361997833853841" calcext:value-type="float">
            <text:p>0,361997833853841</text:p>
          </table:table-cell>
          <table:table-cell table:formula="of:=([.C59]-[.C58])/([.A59]-[.A58])" office:value-type="float" office:value="0.0919415978715329" calcext:value-type="float">
            <text:p>0,091941597871533</text:p>
          </table:table-cell>
          <table:table-cell table:number-columns-repeated="2"/>
          <table:table-cell table:formula="of:=[.D59]" office:value-type="float" office:value="0.0919415978715329" calcext:value-type="float">
            <text:p>0,091941597871533</text:p>
          </table:table-cell>
        </table:table-row>
        <table:table-row table:style-name="ro1">
          <table:table-cell office:value-type="float" office:value="2.819237148" calcext:value-type="float">
            <text:p>2,82E+00</text:p>
          </table:table-cell>
          <table:table-cell office:value-type="float" office:value="-615.3664141" calcext:value-type="float">
            <text:p>-6,15E+02</text:p>
          </table:table-cell>
          <table:table-cell table:formula="of:=([.B60]-[.$C$1])/([.$D$1]-[.$C$1])*([.$F$1]-[.$G$1])+[.$G$1]" office:value-type="float" office:value="0.359549013116802" calcext:value-type="float">
            <text:p>0,359549013116802</text:p>
          </table:table-cell>
          <table:table-cell table:formula="of:=([.C60]-[.C59])/([.A60]-[.A59])" office:value-type="float" office:value="-0.0738319448968757" calcext:value-type="float">
            <text:p>-0,073831944896876</text:p>
          </table:table-cell>
          <table:table-cell table:number-columns-repeated="2"/>
          <table:table-cell table:formula="of:=[.D60]" office:value-type="float" office:value="-0.0738319448968757" calcext:value-type="float">
            <text:p>-0,073831944896876</text:p>
          </table:table-cell>
        </table:table-row>
        <table:table-row table:style-name="ro1">
          <table:table-cell office:value-type="float" office:value="2.852404643" calcext:value-type="float">
            <text:p>2,85E+00</text:p>
          </table:table-cell>
          <table:table-cell office:value-type="float" office:value="-627.4583278" calcext:value-type="float">
            <text:p>-6,27E+02</text:p>
          </table:table-cell>
          <table:table-cell table:formula="of:=([.B61]-[.$C$1])/([.$D$1]-[.$C$1])*([.$F$1]-[.$G$1])+[.$G$1]" office:value-type="float" office:value="0.344443561898813" calcext:value-type="float">
            <text:p>0,344443561898813</text:p>
          </table:table-cell>
          <table:table-cell table:formula="of:=([.C61]-[.C60])/([.A61]-[.A60])" office:value-type="float" office:value="-0.455429365949669" calcext:value-type="float">
            <text:p>-0,455429365949669</text:p>
          </table:table-cell>
          <table:table-cell table:number-columns-repeated="2"/>
          <table:table-cell table:formula="of:=[.D61]" office:value-type="float" office:value="-0.455429365949669" calcext:value-type="float">
            <text:p>-0,455429365949669</text:p>
          </table:table-cell>
        </table:table-row>
        <table:table-row table:style-name="ro1">
          <table:table-cell office:value-type="float" office:value="2.885572139" calcext:value-type="float">
            <text:p>2,89E+00</text:p>
          </table:table-cell>
          <table:table-cell office:value-type="float" office:value="-647.88098" calcext:value-type="float">
            <text:p>-6,48E+02</text:p>
          </table:table-cell>
          <table:table-cell table:formula="of:=([.B62]-[.$C$1])/([.$D$1]-[.$C$1])*([.$F$1]-[.$G$1])+[.$G$1]" office:value-type="float" office:value="0.318931191880075" calcext:value-type="float">
            <text:p>0,318931191880075</text:p>
          </table:table-cell>
          <table:table-cell table:formula="of:=([.C62]-[.C61])/([.A62]-[.A61])" office:value-type="float" office:value="-0.769197952680475" calcext:value-type="float">
            <text:p>-0,769197952680475</text:p>
          </table:table-cell>
          <table:table-cell table:number-columns-repeated="2"/>
          <table:table-cell table:formula="of:=[.D62]" office:value-type="float" office:value="-0.769197952680475" calcext:value-type="float">
            <text:p>-0,769197952680475</text:p>
          </table:table-cell>
        </table:table-row>
        <table:table-row table:style-name="ro1">
          <table:table-cell office:value-type="float" office:value="2.918739635" calcext:value-type="float">
            <text:p>2,92E+00</text:p>
          </table:table-cell>
          <table:table-cell office:value-type="float" office:value="-671.5952106" calcext:value-type="float">
            <text:p>-6,72E+02</text:p>
          </table:table-cell>
          <table:table-cell table:formula="of:=([.B63]-[.$C$1])/([.$D$1]-[.$C$1])*([.$F$1]-[.$G$1])+[.$G$1]" office:value-type="float" office:value="0.28930691880075" calcext:value-type="float">
            <text:p>0,28930691880075</text:p>
          </table:table-cell>
          <table:table-cell table:formula="of:=([.C63]-[.C62])/([.A63]-[.A62])" office:value-type="float" office:value="-0.893171829411711" calcext:value-type="float">
            <text:p>-0,893171829411711</text:p>
          </table:table-cell>
          <table:table-cell table:number-columns-repeated="2"/>
          <table:table-cell table:formula="of:=[.D63]" office:value-type="float" office:value="-0.893171829411711" calcext:value-type="float">
            <text:p>-0,893171829411711</text:p>
          </table:table-cell>
        </table:table-row>
        <table:table-row table:style-name="ro1">
          <table:table-cell office:value-type="float" office:value="2.951907131" calcext:value-type="float">
            <text:p>2,95E+00</text:p>
          </table:table-cell>
          <table:table-cell office:value-type="float" office:value="-703.8958747" calcext:value-type="float">
            <text:p>-7,04E+02</text:p>
          </table:table-cell>
          <table:table-cell table:formula="of:=([.B64]-[.$C$1])/([.$D$1]-[.$C$1])*([.$F$1]-[.$G$1])+[.$G$1]" office:value-type="float" office:value="0.24895630780762" calcext:value-type="float">
            <text:p>0,24895630780762</text:p>
          </table:table-cell>
          <table:table-cell table:formula="of:=([.C64]-[.C63])/([.A64]-[.A63])" office:value-type="float" office:value="-1.21657091608994" calcext:value-type="float">
            <text:p>-1,21657091608994</text:p>
          </table:table-cell>
          <table:table-cell table:number-columns-repeated="2"/>
          <table:table-cell table:formula="of:=[.D64]" office:value-type="float" office:value="-1.21657091608994" calcext:value-type="float">
            <text:p>-1,21657091608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51:18.674108346</meta:creation-date>
    <dc:date>2019-09-24T16:14:02.167908692</dc:date>
    <meta:editing-duration>PT2M12S</meta:editing-duration>
    <meta:editing-cycles>1</meta:editing-cycles>
    <meta:document-statistic meta:table-count="1" meta:cell-count="297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767cm" svg:height="18.994cm" xlink:href=".." xlink:type="simple" chart:class="chart:scatter" chart:style-name="ch1">
        <chart:legend chart:legend-position="end" svg:x="29.618cm" svg:y="7.704cm" style:legend-expansion="high" chart:style-name="ch2"/>
        <chart:plot-area chart:style-name="ch3" table:cell-range-address="Feuille1.A3:Feuille1.A64 Feuille1.C3:Feuille1.C64 Feuille1.E3:Feuille1.G64" chart:data-source-has-labels="row" svg:x="0.675cm" svg:y="0.379cm" svg:width="28.268cm" svg:height="18.236cm">
          <chartooo:coordinate-region svg:x="1.363cm" svg:y="0.578cm" svg:width="26.837cm" svg:height="17.8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64" loext:label-string="position" chart:class="chart:scatter">
            <chart:domain table:cell-range-address="Feuille1.A3:Feuille1.A64"/>
            <chart:data-point chart:repeated="62"/>
          </chart:series>
          <chart:series chart:style-name="ch8" chart:values-cell-range-address="Feuille1.G3:Feuille1.G64" loext:label-string="vitesse3" chart:class="chart:scatter">
            <chart:regression-curve chart:style-name="ch9">
              <chart:equation chart:display-equation="true" chart:display-r-square="false"/>
            </chart:regression-curve>
            <chart:data-point chart:repeated="62"/>
          </chart:series>
          <chart:series chart:style-name="ch10" chart:values-cell-range-address="Feuille1.E3:Feuille1.E64" loext:label-string="vitesse1" chart:class="chart:scatter">
            <chart:regression-curve chart:style-name="ch11">
              <chart:equation chart:display-equation="true" chart:display-r-square="false"/>
            </chart:regression-curve>
            <chart:data-point chart:repeated="62"/>
          </chart:series>
          <chart:series chart:style-name="ch12" chart:values-cell-range-address="Feuille1.F3:Feuille1.F64" loext:label-string="vitesse2" chart:class="chart:scatter">
            <chart:regression-curve chart:style-name="ch13">
              <chart:equation chart:display-equation="true" chart:display-r-square="false" svg:x="12.241cm" svg:y="1.728cm"/>
            </chart:regression-curve>
            <chart:data-point chart:repeated="6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sition</text:p>
              </table:table-cell>
              <table:table-cell office:value-type="string">
                <text:p>vitesse3</text:p>
              </table:table-cell>
              <table:table-cell office:value-type="string">
                <text:p>vitesse1</text:p>
              </table:table-cell>
              <table:table-cell office:value-type="string">
                <text:p>vitess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28524046">
                <text:p>0.7628524046</text:p>
                <draw:g>
                  <svg:desc>Feuille1.A3:Feuille1.A64</svg:desc>
                </draw:g>
              </table:table-cell>
              <table:table-cell office:value-type="float" office:value="1.4">
                <text:p>1.4</text:p>
                <draw:g>
                  <svg:desc>Feuille1.C3:Feuille1.C64</svg:desc>
                </draw:g>
              </table:table-cell>
              <table:table-cell office:value-type="float" office:value="NaN">
                <text:p>NaN</text:p>
                <draw:g>
                  <svg:desc>Feuille1.G3:Feuille1.G64</svg:desc>
                </draw:g>
              </table:table-cell>
              <table:table-cell office:value-type="float" office:value="NaN">
                <text:p>NaN</text:p>
                <draw:g>
                  <svg:desc>Feuille1.E3:Feuille1.E64</svg:desc>
                </draw:g>
              </table:table-cell>
              <table:table-cell office:value-type="float" office:value="NaN">
                <text:p>NaN</text:p>
                <draw:g>
                  <svg:desc>Feuille1.F3:Feuille1.F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60199005">
                <text:p>0.7960199005</text:p>
              </table:table-cell>
              <table:table-cell office:value-type="float" office:value="1.32135847158026">
                <text:p>1.3213584715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91873964">
                <text:p>0.8291873964</text:p>
              </table:table-cell>
              <table:table-cell office:value-type="float" office:value="1.21290523676452">
                <text:p>1.2129052367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3548922">
                <text:p>0.8623548922</text:p>
              </table:table-cell>
              <table:table-cell office:value-type="float" office:value="1.07831266534666">
                <text:p>1.0783126653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55223881">
                <text:p>0.8955223881</text:p>
              </table:table-cell>
              <table:table-cell office:value-type="float" office:value="0.958264815990006">
                <text:p>0.95826481599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86898839">
                <text:p>0.9286898839</text:p>
              </table:table-cell>
              <table:table-cell office:value-type="float" office:value="0.798292982635853">
                <text:p>0.79829298263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18573798">
                <text:p>0.9618573798</text:p>
              </table:table-cell>
              <table:table-cell office:value-type="float" office:value="0.644636043098064">
                <text:p>0.64463604309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0248756">
                <text:p>0.9950248756</text:p>
              </table:table-cell>
              <table:table-cell office:value-type="float" office:value="0.52277183960025">
                <text:p>0.5227718396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8192371">
                <text:p>1.028192371</text:p>
              </table:table-cell>
              <table:table-cell office:value-type="float" office:value="0.397986271705184">
                <text:p>0.39798627170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1359867">
                <text:p>1.061359867</text:p>
              </table:table-cell>
              <table:table-cell office:value-type="float" office:value="0.221236727045597">
                <text:p>0.22123672704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527363">
                <text:p>1.09452736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7694859">
                <text:p>1.127694859</text:p>
              </table:table-cell>
              <table:table-cell office:value-type="float" office:value="0.237289460961899">
                <text:p>0.23728946096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60862355">
                <text:p>1.160862355</text:p>
              </table:table-cell>
              <table:table-cell office:value-type="float" office:value="0.344311733166771">
                <text:p>0.34431173316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4029851">
                <text:p>1.194029851</text:p>
              </table:table-cell>
              <table:table-cell office:value-type="float" office:value="0.505828034228607">
                <text:p>0.505828034228607</text:p>
              </table:table-cell>
              <table:table-cell office:value-type="float" office:value="NaN">
                <text:p>NaN</text:p>
              </table:table-cell>
              <table:table-cell office:value-type="float" office:value="4.8697164555876">
                <text:p>4.8697164555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0364842">
                <text:p>1.260364842</text:p>
              </table:table-cell>
              <table:table-cell office:value-type="float" office:value="0.669706433479076">
                <text:p>0.669706433479076</text:p>
              </table:table-cell>
              <table:table-cell office:value-type="float" office:value="NaN">
                <text:p>NaN</text:p>
              </table:table-cell>
              <table:table-cell office:value-type="float" office:value="2.47046689507305">
                <text:p>2.47046689507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3532338">
                <text:p>1.293532338</text:p>
              </table:table-cell>
              <table:table-cell office:value-type="float" office:value="0.719925046845721">
                <text:p>0.719925046845721</text:p>
              </table:table-cell>
              <table:table-cell office:value-type="float" office:value="NaN">
                <text:p>NaN</text:p>
              </table:table-cell>
              <table:table-cell office:value-type="float" office:value="1.51409118634238">
                <text:p>1.51409118634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6699834">
                <text:p>1.326699834</text:p>
              </table:table-cell>
              <table:table-cell office:value-type="float" office:value="0.782020318675828">
                <text:p>0.782020318675828</text:p>
              </table:table-cell>
              <table:table-cell office:value-type="float" office:value="NaN">
                <text:p>NaN</text:p>
              </table:table-cell>
              <table:table-cell office:value-type="float" office:value="1.87217243744014">
                <text:p>1.8721724374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5986733">
                <text:p>1.35986733</text:p>
              </table:table-cell>
              <table:table-cell office:value-type="float" office:value="0.832787597126796">
                <text:p>0.832787597126796</text:p>
              </table:table-cell>
              <table:table-cell office:value-type="float" office:value="NaN">
                <text:p>NaN</text:p>
              </table:table-cell>
              <table:table-cell office:value-type="float" office:value="1.53063343856189">
                <text:p>1.53063343856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3034826">
                <text:p>1.393034826</text:p>
              </table:table-cell>
              <table:table-cell office:value-type="float" office:value="0.877305752279825">
                <text:p>0.877305752279825</text:p>
              </table:table-cell>
              <table:table-cell office:value-type="float" office:value="NaN">
                <text:p>NaN</text:p>
              </table:table-cell>
              <table:table-cell office:value-type="float" office:value="1.34222237195806">
                <text:p>1.3422223719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26202322">
                <text:p>1.426202322</text:p>
              </table:table-cell>
              <table:table-cell office:value-type="float" office:value="0.906099626358526">
                <text:p>0.906099626358526</text:p>
              </table:table-cell>
              <table:table-cell office:value-type="float" office:value="NaN">
                <text:p>NaN</text:p>
              </table:table-cell>
              <table:table-cell office:value-type="float" office:value="0.868135299653037">
                <text:p>0.86813529965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369818">
                <text:p>1.459369818</text:p>
              </table:table-cell>
              <table:table-cell office:value-type="float" office:value="0.927692483572767">
                <text:p>0.927692483572767</text:p>
              </table:table-cell>
              <table:table-cell office:value-type="float" office:value="NaN">
                <text:p>NaN</text:p>
              </table:table-cell>
              <table:table-cell office:value-type="float" office:value="0.651024642144855">
                <text:p>0.651024642144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92537313">
                <text:p>1.492537313</text:p>
              </table:table-cell>
              <table:table-cell office:value-type="float" office:value="0.93501545646471">
                <text:p>0.93501545646471</text:p>
              </table:table-cell>
              <table:table-cell office:value-type="float" office:value="NaN">
                <text:p>NaN</text:p>
              </table:table-cell>
              <table:table-cell office:value-type="float" office:value="0.220787638377351">
                <text:p>0.220787638377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25704809">
                <text:p>1.525704809</text:p>
              </table:table-cell>
              <table:table-cell office:value-type="float" office:value="0.932746848969394">
                <text:p>0.932746848969394</text:p>
              </table:table-cell>
              <table:table-cell office:value-type="float" office:value="NaN">
                <text:p>NaN</text:p>
              </table:table-cell>
              <table:table-cell office:value-type="float" office:value="-0.0683985156828037">
                <text:p>-0.0683985156828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8872305">
                <text:p>1.558872305</text:p>
              </table:table-cell>
              <table:table-cell office:value-type="float" office:value="0.922894459587758">
                <text:p>0.922894459587758</text:p>
              </table:table-cell>
              <table:table-cell office:value-type="float" office:value="NaN">
                <text:p>NaN</text:p>
              </table:table-cell>
              <table:table-cell office:value-type="float" office:value="-0.297049538549329">
                <text:p>-0.297049538549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2039801">
                <text:p>1.592039801</text:p>
              </table:table-cell>
              <table:table-cell office:value-type="float" office:value="0.900559577638976">
                <text:p>0.900559577638976</text:p>
              </table:table-cell>
              <table:table-cell office:value-type="float" office:value="NaN">
                <text:p>NaN</text:p>
              </table:table-cell>
              <table:table-cell office:value-type="float" office:value="-0.673396687792825">
                <text:p>-0.673396687792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25207297">
                <text:p>1.625207297</text:p>
              </table:table-cell>
              <table:table-cell office:value-type="float" office:value="0.860302267332917">
                <text:p>0.860302267332917</text:p>
              </table:table-cell>
              <table:table-cell office:value-type="float" office:value="NaN">
                <text:p>NaN</text:p>
              </table:table-cell>
              <table:table-cell office:value-type="float" office:value="-1.21375790038714">
                <text:p>-1.2137579003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58374793">
                <text:p>1.658374793</text:p>
              </table:table-cell>
              <table:table-cell office:value-type="float" office:value="0.810721920924422">
                <text:p>0.810721920924422</text:p>
              </table:table-cell>
              <table:table-cell office:value-type="float" office:value="NaN">
                <text:p>NaN</text:p>
              </table:table-cell>
              <table:table-cell office:value-type="float" office:value="-1.49484743763878">
                <text:p>-1.4948474376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1542289">
                <text:p>1.691542289</text:p>
              </table:table-cell>
              <table:table-cell office:value-type="float" office:value="0.758213443847595">
                <text:p>0.758213443847595</text:p>
              </table:table-cell>
              <table:table-cell office:value-type="float" office:value="NaN">
                <text:p>NaN</text:p>
              </table:table-cell>
              <table:table-cell office:value-type="float" office:value="-1.58313057690057">
                <text:p>-1.5831305769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24709784">
                <text:p>1.724709784</text:p>
              </table:table-cell>
              <table:table-cell office:value-type="float" office:value="0.700571809993754">
                <text:p>0.700571809993754</text:p>
              </table:table-cell>
              <table:table-cell office:value-type="float" office:value="NaN">
                <text:p>NaN</text:p>
              </table:table-cell>
              <table:table-cell office:value-type="float" office:value="-1.73789530544412">
                <text:p>-1.73789530544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787728">
                <text:p>1.75787728</text:p>
              </table:table-cell>
              <table:table-cell office:value-type="float" office:value="0.633028613991256">
                <text:p>0.633028613991256</text:p>
              </table:table-cell>
              <table:table-cell office:value-type="float" office:value="NaN">
                <text:p>NaN</text:p>
              </table:table-cell>
              <table:table-cell office:value-type="float" office:value="-2.03642735051504">
                <text:p>-2.0364273505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91044776">
                <text:p>1.791044776</text:p>
              </table:table-cell>
              <table:table-cell office:value-type="float" office:value="0.552515664709557">
                <text:p>0.552515664709557</text:p>
              </table:table-cell>
              <table:table-cell office:value-type="float" office:value="NaN">
                <text:p>NaN</text:p>
              </table:table-cell>
              <table:table-cell office:value-type="float" office:value="-2.42746541016238">
                <text:p>-2.42746541016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4212272">
                <text:p>1.824212272</text:p>
              </table:table-cell>
              <table:table-cell office:value-type="float" office:value="0.453193667582761">
                <text:p>0.453193667582761</text:p>
              </table:table-cell>
              <table:table-cell office:value-type="float" office:value="NaN">
                <text:p>NaN</text:p>
              </table:table-cell>
              <table:table-cell office:value-type="float" office:value="-2.99455820019685">
                <text:p>-2.9945582001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7379768">
                <text:p>1.857379768</text:p>
              </table:table-cell>
              <table:table-cell office:value-type="float" office:value="0.341018994253592">
                <text:p>0.341018994253592</text:p>
              </table:table-cell>
              <table:table-cell office:value-type="float" office:value="NaN">
                <text:p>NaN</text:p>
              </table:table-cell>
              <table:table-cell office:value-type="float" office:value="-3.38206638599337">
                <text:p>-3.3820663859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90547264">
                <text:p>1.890547264</text:p>
              </table:table-cell>
              <table:table-cell office:value-type="float" office:value="0.211350491193004">
                <text:p>0.211350491193004</text:p>
              </table:table-cell>
              <table:table-cell office:value-type="float" office:value="NaN">
                <text:p>NaN</text:p>
              </table:table-cell>
              <table:table-cell office:value-type="float" office:value="-3.90950535007487">
                <text:p>-3.9095053500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90049751">
                <text:p>1.990049751</text:p>
              </table:table-cell>
              <table:table-cell office:value-type="float" office:value="0.243648653341661">
                <text:p>0.24364865334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3217247">
                <text:p>2.023217247</text:p>
              </table:table-cell>
              <table:table-cell office:value-type="float" office:value="0.293941286695815">
                <text:p>0.29394128669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6384743">
                <text:p>2.056384743</text:p>
              </table:table-cell>
              <table:table-cell office:value-type="float" office:value="0.381785207370394">
                <text:p>0.38178520737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849419668514">
                <text:p>2.6484941966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2719735">
                <text:p>2.122719735</text:p>
              </table:table-cell>
              <table:table-cell office:value-type="float" office:value="0.473110160524672">
                <text:p>0.47311016052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672366274317">
                <text:p>1.37672366274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55887231">
                <text:p>2.155887231</text:p>
              </table:table-cell>
              <table:table-cell office:value-type="float" office:value="0.503193112429732">
                <text:p>0.50319311242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000995946739">
                <text:p>0.907000995946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89054726">
                <text:p>2.189054726</text:p>
              </table:table-cell>
              <table:table-cell office:value-type="float" office:value="0.52389617014366">
                <text:p>0.5238961701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197206148022">
                <text:p>0.624197206148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22222222">
                <text:p>2.222222222</text:p>
              </table:table-cell>
              <table:table-cell office:value-type="float" office:value="0.534009750905684">
                <text:p>0.53400975090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924458633349">
                <text:p>0.304924458633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5389718">
                <text:p>2.255389718</text:p>
              </table:table-cell>
              <table:table-cell office:value-type="float" office:value="0.535076502685821">
                <text:p>0.53507650268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1625660296267">
                <text:p>0.0321625660296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88557214">
                <text:p>2.288557214</text:p>
              </table:table-cell>
              <table:table-cell office:value-type="float" office:value="0.525527117926296">
                <text:p>0.52552711792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7913949232863">
                <text:p>-0.287913949232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172471">
                <text:p>2.32172471</text:p>
              </table:table-cell>
              <table:table-cell office:value-type="float" office:value="0.505489411118051">
                <text:p>0.50548941111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4136857610383">
                <text:p>-0.604136857610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4892206">
                <text:p>2.354892206</text:p>
              </table:table-cell>
              <table:table-cell office:value-type="float" office:value="0.475277632104934">
                <text:p>0.47527763210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0885133237567">
                <text:p>-0.910885133237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88059701">
                <text:p>2.388059701</text:p>
              </table:table-cell>
              <table:table-cell office:value-type="float" office:value="0.435124244222361">
                <text:p>0.43512424422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062467583318">
                <text:p>-1.21062467583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21227197">
                <text:p>2.421227197</text:p>
              </table:table-cell>
              <table:table-cell office:value-type="float" office:value="0.387590735165522">
                <text:p>0.38759073516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313529175791">
                <text:p>-1.43313529175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4394693">
                <text:p>2.454394693</text:p>
              </table:table-cell>
              <table:table-cell office:value-type="float" office:value="0.328610364896939">
                <text:p>0.32861036489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82581557734">
                <text:p>-1.7782581557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87562189">
                <text:p>2.487562189</text:p>
              </table:table-cell>
              <table:table-cell office:value-type="float" office:value="0.260277340662086">
                <text:p>0.26027734066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6024067161577">
                <text:p>-2.0602406716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20729685">
                <text:p>2.52072968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87064677">
                <text:p>2.5870646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20232172">
                <text:p>2.620232172</text:p>
              </table:table-cell>
              <table:table-cell office:value-type="float" office:value="0.253492790505934">
                <text:p>0.253492790505934</text:p>
              </table:table-cell>
              <table:table-cell office:value-type="float" office:value="1.61280767528369">
                <text:p>1.6128076752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3399668">
                <text:p>2.653399668</text:p>
              </table:table-cell>
              <table:table-cell office:value-type="float" office:value="0.29132784871955">
                <text:p>0.29132784871955</text:p>
              </table:table-cell>
              <table:table-cell office:value-type="float" office:value="1.14072700012134">
                <text:p>1.140727000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86567164">
                <text:p>2.686567164</text:p>
              </table:table-cell>
              <table:table-cell office:value-type="float" office:value="0.323180461211743">
                <text:p>0.323180461211743</text:p>
              </table:table-cell>
              <table:table-cell office:value-type="float" office:value="0.960356262414036">
                <text:p>0.960356262414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1973466">
                <text:p>2.71973466</text:p>
              </table:table-cell>
              <table:table-cell office:value-type="float" office:value="0.348143724797002">
                <text:p>0.348143724797002</text:p>
              </table:table-cell>
              <table:table-cell office:value-type="float" office:value="0.752642393783932">
                <text:p>0.75264239378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2902156">
                <text:p>2.752902156</text:p>
              </table:table-cell>
              <table:table-cell office:value-type="float" office:value="0.358948361274204">
                <text:p>0.358948361274204</text:p>
              </table:table-cell>
              <table:table-cell office:value-type="float" office:value="0.325759788354289">
                <text:p>0.32575978835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86069652">
                <text:p>2.786069652</text:p>
              </table:table-cell>
              <table:table-cell office:value-type="float" office:value="0.361997833853841">
                <text:p>0.361997833853841</text:p>
              </table:table-cell>
              <table:table-cell office:value-type="float" office:value="0.0919415978715329">
                <text:p>0.091941597871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9237148">
                <text:p>2.819237148</text:p>
              </table:table-cell>
              <table:table-cell office:value-type="float" office:value="0.359549013116802">
                <text:p>0.359549013116802</text:p>
              </table:table-cell>
              <table:table-cell office:value-type="float" office:value="-0.0738319448968757">
                <text:p>-0.0738319448968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52404643">
                <text:p>2.852404643</text:p>
              </table:table-cell>
              <table:table-cell office:value-type="float" office:value="0.344443561898813">
                <text:p>0.344443561898813</text:p>
              </table:table-cell>
              <table:table-cell office:value-type="float" office:value="-0.455429365949669">
                <text:p>-0.45542936594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5572139">
                <text:p>2.885572139</text:p>
              </table:table-cell>
              <table:table-cell office:value-type="float" office:value="0.318931191880075">
                <text:p>0.318931191880075</text:p>
              </table:table-cell>
              <table:table-cell office:value-type="float" office:value="-0.769197952680475">
                <text:p>-0.76919795268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18739635">
                <text:p>2.918739635</text:p>
              </table:table-cell>
              <table:table-cell office:value-type="float" office:value="0.28930691880075">
                <text:p>0.28930691880075</text:p>
              </table:table-cell>
              <table:table-cell office:value-type="float" office:value="-0.893171829411711">
                <text:p>-0.89317182941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51907131">
                <text:p>2.951907131</text:p>
              </table:table-cell>
              <table:table-cell office:value-type="float" office:value="0.24895630780762">
                <text:p>0.24895630780762</text:p>
              </table:table-cell>
              <table:table-cell office:value-type="float" office:value="-1.21657091608994">
                <text:p>-1.21657091608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26cm" svg:height="19.027cm" xlink:href=".." xlink:type="simple" chart:class="chart:scatter" chart:style-name="ch1">
        <chart:legend chart:legend-position="end" svg:x="31.291cm" svg:y="8.965cm" style:legend-expansion="high" chart:style-name="ch2"/>
        <chart:plot-area chart:style-name="ch3" table:cell-range-address="Feuille1.A3:Feuille1.A64 Feuille1.C3:Feuille1.D64" chart:data-source-has-labels="row" svg:x="0.676cm" svg:y="0.38cm" svg:width="29.939cm" svg:height="18.267cm">
          <chartooo:coordinate-region svg:x="1.364cm" svg:y="0.579cm" svg:width="28.508cm" svg:height="17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64" loext:label-string="position" chart:class="chart:scatter">
            <chart:domain table:cell-range-address="Feuille1.A3:Feuille1.A64"/>
            <chart:data-point chart:repeated="62"/>
          </chart:series>
          <chart:series chart:style-name="ch8" chart:values-cell-range-address="Feuille1.D3:Feuille1.D64" loext:label-string="vitesse" chart:class="chart:scatter">
            <chart:data-point chart:repeated="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sition</text:p>
              </table:table-cell>
              <table:table-cell office:value-type="string">
                <text:p>vites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28524046">
                <text:p>0.7628524046</text:p>
                <draw:g>
                  <svg:desc>Feuille1.A3:Feuille1.A64</svg:desc>
                </draw:g>
              </table:table-cell>
              <table:table-cell office:value-type="float" office:value="1.4">
                <text:p>1.4</text:p>
                <draw:g>
                  <svg:desc>Feuille1.C3:Feuille1.C64</svg:desc>
                </draw:g>
              </table:table-cell>
              <table:table-cell office:value-type="float" office:value="0">
                <text:p>0</text:p>
                <draw:g>
                  <svg:desc>Feuille1.D3:Feuille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60199005">
                <text:p>0.7960199005</text:p>
              </table:table-cell>
              <table:table-cell office:value-type="float" office:value="1.32135847158026">
                <text:p>1.32135847158026</text:p>
              </table:table-cell>
              <table:table-cell office:value-type="float" office:value="-2.3710420785712">
                <text:p>-2.3710420785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91873964">
                <text:p>0.8291873964</text:p>
              </table:table-cell>
              <table:table-cell office:value-type="float" office:value="1.21290523676452">
                <text:p>1.21290523676452</text:p>
              </table:table-cell>
              <table:table-cell office:value-type="float" office:value="-3.2698650251658">
                <text:p>-3.269865025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3548922">
                <text:p>0.8623548922</text:p>
              </table:table-cell>
              <table:table-cell office:value-type="float" office:value="1.07831266534666">
                <text:p>1.07831266534666</text:p>
              </table:table-cell>
              <table:table-cell office:value-type="float" office:value="-4.05796603486309">
                <text:p>-4.05796603486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55223881">
                <text:p>0.8955223881</text:p>
              </table:table-cell>
              <table:table-cell office:value-type="float" office:value="0.958264815990006">
                <text:p>0.958264815990006</text:p>
              </table:table-cell>
              <table:table-cell office:value-type="float" office:value="-3.61944265309012">
                <text:p>-3.6194426530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86898839">
                <text:p>0.9286898839</text:p>
              </table:table-cell>
              <table:table-cell office:value-type="float" office:value="0.798292982635853">
                <text:p>0.798292982635853</text:p>
              </table:table-cell>
              <table:table-cell office:value-type="float" office:value="-4.82315078348948">
                <text:p>-4.82315078348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18573798">
                <text:p>0.9618573798</text:p>
              </table:table-cell>
              <table:table-cell office:value-type="float" office:value="0.644636043098064">
                <text:p>0.644636043098064</text:p>
              </table:table-cell>
              <table:table-cell office:value-type="float" office:value="-4.63275672064795">
                <text:p>-4.6327567206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0248756">
                <text:p>0.9950248756</text:p>
              </table:table-cell>
              <table:table-cell office:value-type="float" office:value="0.52277183960025">
                <text:p>0.52277183960025</text:p>
              </table:table-cell>
              <table:table-cell office:value-type="float" office:value="-3.67420574144804">
                <text:p>-3.67420574144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8192371">
                <text:p>1.028192371</text:p>
              </table:table-cell>
              <table:table-cell office:value-type="float" office:value="0.397986271705184">
                <text:p>0.397986271705184</text:p>
              </table:table-cell>
              <table:table-cell office:value-type="float" office:value="-3.76228492354191">
                <text:p>-3.76228492354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61359867">
                <text:p>1.061359867</text:p>
              </table:table-cell>
              <table:table-cell office:value-type="float" office:value="0.221236727045597">
                <text:p>0.221236727045597</text:p>
              </table:table-cell>
              <table:table-cell office:value-type="float" office:value="-5.32899874803899">
                <text:p>-5.32899874803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527363">
                <text:p>1.094527363</text:p>
              </table:table-cell>
              <table:table-cell office:value-type="float" office:value="0.2">
                <text:p>0.2</text:p>
              </table:table-cell>
              <table:table-cell office:value-type="float" office:value="-0.640287317607468">
                <text:p>-0.640287317607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7694859">
                <text:p>1.127694859</text:p>
              </table:table-cell>
              <table:table-cell office:value-type="float" office:value="0.237289460961899">
                <text:p>0.237289460961899</text:p>
              </table:table-cell>
              <table:table-cell office:value-type="float" office:value="1.12427724305443">
                <text:p>1.12427724305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60862355">
                <text:p>1.160862355</text:p>
              </table:table-cell>
              <table:table-cell office:value-type="float" office:value="0.344311733166771">
                <text:p>0.344311733166771</text:p>
              </table:table-cell>
              <table:table-cell office:value-type="float" office:value="3.22672149277933">
                <text:p>3.22672149277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4029851">
                <text:p>1.194029851</text:p>
              </table:table-cell>
              <table:table-cell office:value-type="float" office:value="0.505828034228607">
                <text:p>0.505828034228607</text:p>
              </table:table-cell>
              <table:table-cell office:value-type="float" office:value="4.8697164555876">
                <text:p>4.8697164555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60364842">
                <text:p>1.260364842</text:p>
              </table:table-cell>
              <table:table-cell office:value-type="float" office:value="0.669706433479076">
                <text:p>0.669706433479076</text:p>
              </table:table-cell>
              <table:table-cell office:value-type="float" office:value="2.47046689507305">
                <text:p>2.47046689507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3532338">
                <text:p>1.293532338</text:p>
              </table:table-cell>
              <table:table-cell office:value-type="float" office:value="0.719925046845721">
                <text:p>0.719925046845721</text:p>
              </table:table-cell>
              <table:table-cell office:value-type="float" office:value="1.51409118634238">
                <text:p>1.51409118634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6699834">
                <text:p>1.326699834</text:p>
              </table:table-cell>
              <table:table-cell office:value-type="float" office:value="0.782020318675828">
                <text:p>0.782020318675828</text:p>
              </table:table-cell>
              <table:table-cell office:value-type="float" office:value="1.87217243744014">
                <text:p>1.87217243744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5986733">
                <text:p>1.35986733</text:p>
              </table:table-cell>
              <table:table-cell office:value-type="float" office:value="0.832787597126796">
                <text:p>0.832787597126796</text:p>
              </table:table-cell>
              <table:table-cell office:value-type="float" office:value="1.53063343856189">
                <text:p>1.53063343856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3034826">
                <text:p>1.393034826</text:p>
              </table:table-cell>
              <table:table-cell office:value-type="float" office:value="0.877305752279825">
                <text:p>0.877305752279825</text:p>
              </table:table-cell>
              <table:table-cell office:value-type="float" office:value="1.34222237195806">
                <text:p>1.34222237195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26202322">
                <text:p>1.426202322</text:p>
              </table:table-cell>
              <table:table-cell office:value-type="float" office:value="0.906099626358526">
                <text:p>0.906099626358526</text:p>
              </table:table-cell>
              <table:table-cell office:value-type="float" office:value="0.868135299653037">
                <text:p>0.868135299653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369818">
                <text:p>1.459369818</text:p>
              </table:table-cell>
              <table:table-cell office:value-type="float" office:value="0.927692483572767">
                <text:p>0.927692483572767</text:p>
              </table:table-cell>
              <table:table-cell office:value-type="float" office:value="0.651024642144855">
                <text:p>0.651024642144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92537313">
                <text:p>1.492537313</text:p>
              </table:table-cell>
              <table:table-cell office:value-type="float" office:value="0.93501545646471">
                <text:p>0.93501545646471</text:p>
              </table:table-cell>
              <table:table-cell office:value-type="float" office:value="0.220787638377351">
                <text:p>0.220787638377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25704809">
                <text:p>1.525704809</text:p>
              </table:table-cell>
              <table:table-cell office:value-type="float" office:value="0.932746848969394">
                <text:p>0.932746848969394</text:p>
              </table:table-cell>
              <table:table-cell office:value-type="float" office:value="-0.0683985156828037">
                <text:p>-0.0683985156828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8872305">
                <text:p>1.558872305</text:p>
              </table:table-cell>
              <table:table-cell office:value-type="float" office:value="0.922894459587758">
                <text:p>0.922894459587758</text:p>
              </table:table-cell>
              <table:table-cell office:value-type="float" office:value="-0.297049538549329">
                <text:p>-0.297049538549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2039801">
                <text:p>1.592039801</text:p>
              </table:table-cell>
              <table:table-cell office:value-type="float" office:value="0.900559577638976">
                <text:p>0.900559577638976</text:p>
              </table:table-cell>
              <table:table-cell office:value-type="float" office:value="-0.673396687792825">
                <text:p>-0.673396687792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25207297">
                <text:p>1.625207297</text:p>
              </table:table-cell>
              <table:table-cell office:value-type="float" office:value="0.860302267332917">
                <text:p>0.860302267332917</text:p>
              </table:table-cell>
              <table:table-cell office:value-type="float" office:value="-1.21375790038714">
                <text:p>-1.21375790038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58374793">
                <text:p>1.658374793</text:p>
              </table:table-cell>
              <table:table-cell office:value-type="float" office:value="0.810721920924422">
                <text:p>0.810721920924422</text:p>
              </table:table-cell>
              <table:table-cell office:value-type="float" office:value="-1.49484743763878">
                <text:p>-1.49484743763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1542289">
                <text:p>1.691542289</text:p>
              </table:table-cell>
              <table:table-cell office:value-type="float" office:value="0.758213443847595">
                <text:p>0.758213443847595</text:p>
              </table:table-cell>
              <table:table-cell office:value-type="float" office:value="-1.58313057690057">
                <text:p>-1.58313057690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24709784">
                <text:p>1.724709784</text:p>
              </table:table-cell>
              <table:table-cell office:value-type="float" office:value="0.700571809993754">
                <text:p>0.700571809993754</text:p>
              </table:table-cell>
              <table:table-cell office:value-type="float" office:value="-1.73789530544412">
                <text:p>-1.73789530544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787728">
                <text:p>1.75787728</text:p>
              </table:table-cell>
              <table:table-cell office:value-type="float" office:value="0.633028613991256">
                <text:p>0.633028613991256</text:p>
              </table:table-cell>
              <table:table-cell office:value-type="float" office:value="-2.03642735051504">
                <text:p>-2.03642735051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91044776">
                <text:p>1.791044776</text:p>
              </table:table-cell>
              <table:table-cell office:value-type="float" office:value="0.552515664709557">
                <text:p>0.552515664709557</text:p>
              </table:table-cell>
              <table:table-cell office:value-type="float" office:value="-2.42746541016238">
                <text:p>-2.42746541016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4212272">
                <text:p>1.824212272</text:p>
              </table:table-cell>
              <table:table-cell office:value-type="float" office:value="0.453193667582761">
                <text:p>0.453193667582761</text:p>
              </table:table-cell>
              <table:table-cell office:value-type="float" office:value="-2.99455820019685">
                <text:p>-2.99455820019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7379768">
                <text:p>1.857379768</text:p>
              </table:table-cell>
              <table:table-cell office:value-type="float" office:value="0.341018994253592">
                <text:p>0.341018994253592</text:p>
              </table:table-cell>
              <table:table-cell office:value-type="float" office:value="-3.38206638599337">
                <text:p>-3.38206638599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90547264">
                <text:p>1.890547264</text:p>
              </table:table-cell>
              <table:table-cell office:value-type="float" office:value="0.211350491193004">
                <text:p>0.211350491193004</text:p>
              </table:table-cell>
              <table:table-cell office:value-type="float" office:value="-3.90950535007487">
                <text:p>-3.90950535007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90049751">
                <text:p>1.990049751</text:p>
              </table:table-cell>
              <table:table-cell office:value-type="float" office:value="0.243648653341661">
                <text:p>0.243648653341661</text:p>
              </table:table-cell>
              <table:table-cell office:value-type="float" office:value="0.324596531427974">
                <text:p>0.324596531427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3217247">
                <text:p>2.023217247</text:p>
              </table:table-cell>
              <table:table-cell office:value-type="float" office:value="0.293941286695815">
                <text:p>0.293941286695815</text:p>
              </table:table-cell>
              <table:table-cell office:value-type="float" office:value="1.51632288895591">
                <text:p>1.51632288895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6384743">
                <text:p>2.056384743</text:p>
              </table:table-cell>
              <table:table-cell office:value-type="float" office:value="0.381785207370394">
                <text:p>0.381785207370394</text:p>
              </table:table-cell>
              <table:table-cell office:value-type="float" office:value="2.64849419668514">
                <text:p>2.6484941966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22719735">
                <text:p>2.122719735</text:p>
              </table:table-cell>
              <table:table-cell office:value-type="float" office:value="0.473110160524672">
                <text:p>0.473110160524672</text:p>
              </table:table-cell>
              <table:table-cell office:value-type="float" office:value="1.37672366274317">
                <text:p>1.37672366274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55887231">
                <text:p>2.155887231</text:p>
              </table:table-cell>
              <table:table-cell office:value-type="float" office:value="0.503193112429732">
                <text:p>0.503193112429732</text:p>
              </table:table-cell>
              <table:table-cell office:value-type="float" office:value="0.907000995946739">
                <text:p>0.907000995946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89054726">
                <text:p>2.189054726</text:p>
              </table:table-cell>
              <table:table-cell office:value-type="float" office:value="0.52389617014366">
                <text:p>0.52389617014366</text:p>
              </table:table-cell>
              <table:table-cell office:value-type="float" office:value="0.624197206148022">
                <text:p>0.624197206148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22222222">
                <text:p>2.222222222</text:p>
              </table:table-cell>
              <table:table-cell office:value-type="float" office:value="0.534009750905684">
                <text:p>0.534009750905684</text:p>
              </table:table-cell>
              <table:table-cell office:value-type="float" office:value="0.304924458633349">
                <text:p>0.304924458633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5389718">
                <text:p>2.255389718</text:p>
              </table:table-cell>
              <table:table-cell office:value-type="float" office:value="0.535076502685821">
                <text:p>0.535076502685821</text:p>
              </table:table-cell>
              <table:table-cell office:value-type="float" office:value="0.0321625660296267">
                <text:p>0.0321625660296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88557214">
                <text:p>2.288557214</text:p>
              </table:table-cell>
              <table:table-cell office:value-type="float" office:value="0.525527117926296">
                <text:p>0.525527117926296</text:p>
              </table:table-cell>
              <table:table-cell office:value-type="float" office:value="-0.287913949232863">
                <text:p>-0.287913949232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172471">
                <text:p>2.32172471</text:p>
              </table:table-cell>
              <table:table-cell office:value-type="float" office:value="0.505489411118051">
                <text:p>0.505489411118051</text:p>
              </table:table-cell>
              <table:table-cell office:value-type="float" office:value="-0.604136857610383">
                <text:p>-0.604136857610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4892206">
                <text:p>2.354892206</text:p>
              </table:table-cell>
              <table:table-cell office:value-type="float" office:value="0.475277632104934">
                <text:p>0.475277632104934</text:p>
              </table:table-cell>
              <table:table-cell office:value-type="float" office:value="-0.910885133237567">
                <text:p>-0.910885133237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88059701">
                <text:p>2.388059701</text:p>
              </table:table-cell>
              <table:table-cell office:value-type="float" office:value="0.435124244222361">
                <text:p>0.435124244222361</text:p>
              </table:table-cell>
              <table:table-cell office:value-type="float" office:value="-1.21062467583318">
                <text:p>-1.21062467583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21227197">
                <text:p>2.421227197</text:p>
              </table:table-cell>
              <table:table-cell office:value-type="float" office:value="0.387590735165522">
                <text:p>0.387590735165522</text:p>
              </table:table-cell>
              <table:table-cell office:value-type="float" office:value="-1.43313529175791">
                <text:p>-1.43313529175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4394693">
                <text:p>2.454394693</text:p>
              </table:table-cell>
              <table:table-cell office:value-type="float" office:value="0.328610364896939">
                <text:p>0.328610364896939</text:p>
              </table:table-cell>
              <table:table-cell office:value-type="float" office:value="-1.7782581557734">
                <text:p>-1.7782581557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87562189">
                <text:p>2.487562189</text:p>
              </table:table-cell>
              <table:table-cell office:value-type="float" office:value="0.260277340662086">
                <text:p>0.260277340662086</text:p>
              </table:table-cell>
              <table:table-cell office:value-type="float" office:value="-2.06024067161577">
                <text:p>-2.0602406716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20729685">
                <text:p>2.520729685</text:p>
              </table:table-cell>
              <table:table-cell office:value-type="float" office:value="0.2">
                <text:p>0.2</text:p>
              </table:table-cell>
              <table:table-cell office:value-type="float" office:value="-1.81736181296551">
                <text:p>-1.81736181296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87064677">
                <text:p>2.58706467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20232172">
                <text:p>2.620232172</text:p>
              </table:table-cell>
              <table:table-cell office:value-type="float" office:value="0.253492790505934">
                <text:p>0.253492790505934</text:p>
              </table:table-cell>
              <table:table-cell office:value-type="float" office:value="1.61280767528369">
                <text:p>1.61280767528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3399668">
                <text:p>2.653399668</text:p>
              </table:table-cell>
              <table:table-cell office:value-type="float" office:value="0.29132784871955">
                <text:p>0.29132784871955</text:p>
              </table:table-cell>
              <table:table-cell office:value-type="float" office:value="1.14072700012134">
                <text:p>1.14072700012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86567164">
                <text:p>2.686567164</text:p>
              </table:table-cell>
              <table:table-cell office:value-type="float" office:value="0.323180461211743">
                <text:p>0.323180461211743</text:p>
              </table:table-cell>
              <table:table-cell office:value-type="float" office:value="0.960356262414036">
                <text:p>0.960356262414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1973466">
                <text:p>2.71973466</text:p>
              </table:table-cell>
              <table:table-cell office:value-type="float" office:value="0.348143724797002">
                <text:p>0.348143724797002</text:p>
              </table:table-cell>
              <table:table-cell office:value-type="float" office:value="0.752642393783932">
                <text:p>0.752642393783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2902156">
                <text:p>2.752902156</text:p>
              </table:table-cell>
              <table:table-cell office:value-type="float" office:value="0.358948361274204">
                <text:p>0.358948361274204</text:p>
              </table:table-cell>
              <table:table-cell office:value-type="float" office:value="0.325759788354289">
                <text:p>0.325759788354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86069652">
                <text:p>2.786069652</text:p>
              </table:table-cell>
              <table:table-cell office:value-type="float" office:value="0.361997833853841">
                <text:p>0.361997833853841</text:p>
              </table:table-cell>
              <table:table-cell office:value-type="float" office:value="0.0919415978715329">
                <text:p>0.0919415978715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9237148">
                <text:p>2.819237148</text:p>
              </table:table-cell>
              <table:table-cell office:value-type="float" office:value="0.359549013116802">
                <text:p>0.359549013116802</text:p>
              </table:table-cell>
              <table:table-cell office:value-type="float" office:value="-0.0738319448968757">
                <text:p>-0.0738319448968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52404643">
                <text:p>2.852404643</text:p>
              </table:table-cell>
              <table:table-cell office:value-type="float" office:value="0.344443561898813">
                <text:p>0.344443561898813</text:p>
              </table:table-cell>
              <table:table-cell office:value-type="float" office:value="-0.455429365949669">
                <text:p>-0.455429365949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5572139">
                <text:p>2.885572139</text:p>
              </table:table-cell>
              <table:table-cell office:value-type="float" office:value="0.318931191880075">
                <text:p>0.318931191880075</text:p>
              </table:table-cell>
              <table:table-cell office:value-type="float" office:value="-0.769197952680475">
                <text:p>-0.769197952680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18739635">
                <text:p>2.918739635</text:p>
              </table:table-cell>
              <table:table-cell office:value-type="float" office:value="0.28930691880075">
                <text:p>0.28930691880075</text:p>
              </table:table-cell>
              <table:table-cell office:value-type="float" office:value="-0.893171829411711">
                <text:p>-0.8931718294117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51907131">
                <text:p>2.951907131</text:p>
              </table:table-cell>
              <table:table-cell office:value-type="float" office:value="0.24895630780762">
                <text:p>0.24895630780762</text:p>
              </table:table-cell>
              <table:table-cell office:value-type="float" office:value="-1.21657091608994">
                <text:p>-1.21657091608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